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12.291cm"/>
    </style:style>
    <style:style style:name="co4" style:family="table-column">
      <style:table-column-properties fo:break-before="auto" style:column-width="14.139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15.483cm"/>
    </style:style>
    <style:style style:name="co7" style:family="table-column">
      <style:table-column-properties fo:break-before="auto" style:column-width="15.792cm"/>
    </style:style>
    <style:style style:name="co8" style:family="table-column">
      <style:table-column-properties fo:break-before="auto" style:column-width="4.62cm"/>
    </style:style>
    <style:style style:name="co9" style:family="table-column">
      <style:table-column-properties fo:break-before="auto" style:column-width="4.032cm"/>
    </style:style>
    <style:style style:name="co10" style:family="table-column">
      <style:table-column-properties fo:break-before="auto" style:column-width="4.31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837cm"/>
    </style:style>
    <style:style style:name="co13" style:family="table-column">
      <style:table-column-properties fo:break-before="auto" style:column-width="11.469cm"/>
    </style:style>
    <style:style style:name="co14" style:family="table-column">
      <style:table-column-properties fo:break-before="auto" style:column-width="11.979cm"/>
    </style:style>
    <style:style style:name="co15" style:family="table-column">
      <style:table-column-properties fo:break-before="auto" style:column-width="1.896cm"/>
    </style:style>
    <style:style style:name="co16" style:family="table-column">
      <style:table-column-properties fo:break-before="auto" style:column-width="8.774cm"/>
    </style:style>
    <style:style style:name="co17" style:family="table-column">
      <style:table-column-properties fo:break-before="auto" style:column-width="6.736cm"/>
    </style:style>
    <style:style style:name="co18" style:family="table-column">
      <style:table-column-properties fo:break-before="auto" style:column-width="4.3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5.487cm"/>
    </style:style>
    <style:style style:name="co21" style:family="table-column">
      <style:table-column-properties fo:break-before="auto" style:column-width="8.371cm"/>
    </style:style>
    <style:style style:name="co22" style:family="table-column">
      <style:table-column-properties fo:break-before="auto" style:column-width="23.0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445cm" fo:break-before="auto" style:use-optimal-row-height="true"/>
    </style:style>
    <style:style style:name="ro3" style:family="table-row">
      <style:table-row-properties style:row-height="1.912cm" fo:break-before="auto" style:use-optimal-row-height="true"/>
    </style:style>
    <style:style style:name="ro4" style:family="table-row">
      <style:table-row-properties style:row-height="2.379cm" fo:break-before="auto" style:use-optimal-row-height="true"/>
    </style:style>
    <style:style style:name="ro5" style:family="table-row">
      <style:table-row-properties style:row-height="2.847cm" fo:break-before="auto" style:use-optimal-row-height="true"/>
    </style:style>
    <style:style style:name="ro6" style:family="table-row">
      <style:table-row-properties style:row-height="4.249cm" fo:break-before="auto" style:use-optimal-row-height="true"/>
    </style:style>
    <style:style style:name="ro7" style:family="table-row">
      <style:table-row-properties style:row-height="3.782cm" fo:break-before="auto" style:use-optimal-row-height="true"/>
    </style:style>
    <style:style style:name="ro8" style:family="table-row">
      <style:table-row-properties style:row-height="3.314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2.166cm" fo:break-before="auto" style:use-optimal-row-height="true"/>
    </style:style>
    <style:style style:name="ro13" style:family="table-row">
      <style:table-row-properties style:row-height="1.381cm" fo:break-before="auto" style:use-optimal-row-height="true"/>
    </style:style>
    <style:style style:name="ro14" style:family="table-row">
      <style:table-row-properties style:row-height="1.741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3.016cm" fo:break-before="auto" style:use-optimal-row-height="true"/>
    </style:style>
    <style:style style:name="ro17" style:family="table-row">
      <style:table-row-properties style:row-height="2.591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977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automati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d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5" office:value-type="string" calcext:value-type="string">
            <text:p>Test Scenarios</text:p>
          </table:table-cell>
          <table:table-cell table:style-name="ce13" office:value-type="string" calcext:value-type="string">
            <text:p>Test steps</text:p>
          </table:table-cell>
          <table:table-cell table:style-name="ce17" office:value-type="string" calcext:value-type="string">
            <text:p>Test cases</text:p>
          </table:table-cell>
          <table:table-cell table:style-name="ce20" office:value-type="string" calcext:value-type="string">
            <text:p>Test data</text:p>
          </table:table-cell>
          <table:table-cell table:style-name="ce24" office:value-type="string" calcext:value-type="string">
            <text:p>Actual result</text:p>
          </table:table-cell>
          <table:table-cell table:style-name="ce26" office:value-type="string" calcext:value-type="string">
            <text:p>Expected result</text:p>
          </table:table-cell>
          <table:table-cell table:style-name="ce30" office:value-type="string" calcext:value-type="string">
            <text:p>% Test case exceuation</text:p>
          </table:table-cell>
          <table:table-cell table:style-name="ce31" office:value-type="string" calcext:value-type="string">
            <text:p>% Test cases passed</text:p>
          </table:table-cell>
          <table:table-cell table:style-name="ce31" office:value-type="string" calcext:value-type="string">
            <text:p>% Test cases pending</text:p>
          </table:table-cell>
          <table:table-cell table:style-name="ce31" office:value-type="string" calcext:value-type="string">
            <text:p>Pass/ Fail</text:p>
          </table:table-cell>
          <table:table-cell table:style-name="ce34" table:number-columns-repeated="12"/>
          <table:table-cell table:number-columns-repeated="999"/>
        </table:table-row>
        <table:table-row table:style-name="ro2">
          <table:table-cell table:style-name="ce2" office:value-type="string" calcext:value-type="string">
            <text:p>TC_01</text:p>
          </table:table-cell>
          <table:table-cell table:style-name="ce6" office:value-type="string" calcext:value-type="string" table:number-columns-spanned="1" table:number-rows-spanned="10">
            <text:p>Verify the Functionality of Add List </text:p>
          </table:table-cell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Enter name for list title</text:p>
          </table:table-cell>
          <table:table-cell table:style-name="ce14" office:value-type="string" calcext:value-type="string">
            <text:p>Verify whether user is</text:p>
            <text:p> able to enter title for list</text:p>
          </table:table-cell>
          <table:table-cell table:style-name="ce21" office:value-type="string" calcext:value-type="string">
            <text:p>To do</text:p>
          </table:table-cell>
          <table:table-cell table:style-name="ce14" office:value-type="string" calcext:value-type="string">
            <text:p>user able to enter title for </text:p>
            <text:p>List</text:p>
          </table:table-cell>
          <table:table-cell table:style-name="ce27" office:value-type="string" calcext:value-type="string">
            <text:p>User should be able </text:p>
            <text:p>To enter title for the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5" table:number-columns-repeated="11"/>
          <table:table-cell table:style-name="ce37"/>
          <table:table-cell table:number-columns-repeated="999"/>
        </table:table-row>
        <table:table-row table:style-name="ro3">
          <table:table-cell table:style-name="ce3" office:value-type="string" calcext:value-type="string">
            <text:p>TC_02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Enter name for list title</text:p>
            <text:p>4.Click on Add list</text:p>
          </table:table-cell>
          <table:table-cell table:style-name="ce14" office:value-type="string" calcext:value-type="string">
            <text:p>Verify whether add list button is clickable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able to click on</text:p>
            <text:p>Add list button</text:p>
          </table:table-cell>
          <table:table-cell table:style-name="ce27" office:value-type="string" calcext:value-type="string">
            <text:p>user should able</text:p>
            <text:p>To click on add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3">
          <table:table-cell table:style-name="ce2" office:value-type="string" calcext:value-type="string">
            <text:p>TC_03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Enter name for list title</text:p>
            <text:p>4.Click on Add list</text:p>
          </table:table-cell>
          <table:table-cell table:style-name="ce14" office:value-type="string" calcext:value-type="string">
            <text:p>Verify after clicking on Add list whether list</text:p>
            <text:p>with given name is created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able to create list title</text:p>
            <text:p>By clicking on </text:p>
            <text:p>Add list</text:p>
          </table:table-cell>
          <table:table-cell table:style-name="ce27" office:value-type="string" calcext:value-type="string">
            <text:p>user should able to </text:p>
            <text:p>create list title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3">
          <table:table-cell table:style-name="ce3" office:value-type="string" calcext:value-type="string">
            <text:p>TC_04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keep list title blank</text:p>
            <text:p>4.Click on Add list</text:p>
          </table:table-cell>
          <table:table-cell table:style-name="ce14" office:value-type="string" calcext:value-type="string">
            <text:p>Verify whether it's possible to create </text:p>
            <text:p> list by keeping list field blank</text:p>
          </table:table-cell>
          <table:table-cell table:style-name="ce21" office:value-type="string" calcext:value-type="string">
            <text:p>&lt;blank&gt;</text:p>
          </table:table-cell>
          <table:table-cell table:style-name="ce14" office:value-type="string" calcext:value-type="string">
            <text:p>user not able to create </text:p>
            <text:p>List withought giving </text:p>
            <text:p>Title to list</text:p>
          </table:table-cell>
          <table:table-cell table:style-name="ce27" office:value-type="string" calcext:value-type="string">
            <text:p>user should not able to </text:p>
            <text:p>Create list without </text:p>
            <text:p>Specifying name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3">
          <table:table-cell table:style-name="ce2" office:value-type="string" calcext:value-type="string">
            <text:p>TC_05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lready created list title </text:p>
            <text:p>4.edit list title</text:p>
          </table:table-cell>
          <table:table-cell table:style-name="ce14" office:value-type="string" calcext:value-type="string">
            <text:p>verify list name is editable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able to edit list</text:p>
          </table:table-cell>
          <table:table-cell table:style-name="ce27" office:value-type="string" calcext:value-type="string">
            <text:p>user should able to </text:p>
            <text:p>Edit name of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4">
          <table:table-cell table:style-name="ce3" office:value-type="string" calcext:value-type="string">
            <text:p>TC_06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</table:table-cell>
          <table:table-cell table:style-name="ce14" office:value-type="string" calcext:value-type="string">
            <text:p>verify whether user is able to create </text:p>
            <text:p>list by clicking on add another list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create list by</text:p>
            <text:p>Clicking on add another list</text:p>
          </table:table-cell>
          <table:table-cell table:style-name="ce27" office:value-type="string" calcext:value-type="string">
            <text:p>user should able to </text:p>
            <text:p>create list by clicking</text:p>
            <text:p> on add another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4">
          <table:table-cell table:style-name="ce2" office:value-type="string" calcext:value-type="string">
            <text:p>TC_07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</table:table-cell>
          <table:table-cell table:style-name="ce14" office:value-type="string" calcext:value-type="string">
            <text:p>verify if their is any limit on number of list</text:p>
          </table:table-cell>
          <table:table-cell table:style-name="ce21" office:value-type="string" calcext:value-type="string">
            <text:p>N/A</text:p>
          </table:table-cell>
          <table:table-cell table:style-name="ce18" office:value-type="string" calcext:value-type="string">
            <text:p>user can create the list for 10 numbers </text:p>
          </table:table-cell>
          <table:table-cell table:style-name="ce27" office:value-type="string" calcext:value-type="string">
            <text:p>there should be limit</text:p>
            <text:p> On number of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4">
          <table:table-cell table:style-name="ce3" office:value-type="string" calcext:value-type="string">
            <text:p>TC_08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cancel icon</text:p>
          </table:table-cell>
          <table:table-cell table:style-name="ce14" office:value-type="string" calcext:value-type="string">
            <text:p>Verify after clicking on cancel button list cannot be created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after clicking on cancel </text:p>
            <text:p>button</text:p>
            <text:p>List is not created</text:p>
          </table:table-cell>
          <table:table-cell table:style-name="ce27" office:value-type="string" calcext:value-type="string">
            <text:p>User should not able</text:p>
            <text:p>to Create list after </text:p>
            <text:p>Clicking on cancel</text:p>
            <text:p>Button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5">
          <table:table-cell table:style-name="ce2" office:value-type="string" calcext:value-type="string">
            <text:p>TC_09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</table:table-cell>
          <table:table-cell table:style-name="ce14" office:value-type="string" calcext:value-type="string">
            <text:p>Verify after creation of list three horizontal </text:p>
            <text:p>dots are visible and after clicking all the</text:p>
            <text:p> functionalities related to list are displayed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able to view </text:p>
            <text:p>Functionality related</text:p>
            <text:p> list after</text:p>
            <text:p>Clicking on three horizontal</text:p>
            <text:p>Dots</text:p>
          </table:table-cell>
          <table:table-cell table:style-name="ce27" office:value-type="string" calcext:value-type="string">
            <text:p>user should able </text:p>
            <text:p>To view list related </text:p>
            <text:p>Functionality after </text:p>
            <text:p>Clicking on three dots on</text:p>
            <text:p>Upper right corner of list title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4">
          <table:table-cell table:style-name="ce3" office:value-type="string" calcext:value-type="string">
            <text:p>TC_10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</table:table-cell>
          <table:table-cell table:style-name="ce14" office:value-type="string" calcext:value-type="string">
            <text:p>To Verify whether user is able to create multiple</text:p>
            <text:p> list with same name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create </text:p>
            <text:p>Multiple list</text:p>
            <text:p>With same name</text:p>
          </table:table-cell>
          <table:table-cell table:style-name="ce27" office:value-type="string" calcext:value-type="string">
            <text:p>user should able to</text:p>
            <text:p>Able to create more than one</text:p>
            <text:p>List with same name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6">
          <table:table-cell table:style-name="ce2" office:value-type="string" calcext:value-type="string">
            <text:p>TC_11</text:p>
          </table:table-cell>
          <table:table-cell table:style-name="ce8" office:value-type="string" calcext:value-type="string" table:number-columns-spanned="1" table:number-rows-spanned="11">
            <text:p>Verify the Functionality of Add card</text:p>
          </table:table-cell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add card</text:p>
            <text:p>8.Enter title for this card</text:p>
            <text:p>9.click on add card</text:p>
          </table:table-cell>
          <table:table-cell table:style-name="ce14" office:value-type="string" calcext:value-type="string">
            <text:p>Verify whether user is able to enter title for the card</text:p>
          </table:table-cell>
          <table:table-cell table:style-name="ce21" office:value-type="string" calcext:value-type="string">
            <text:p>shopping</text:p>
          </table:table-cell>
          <table:table-cell table:style-name="ce14" office:value-type="string" calcext:value-type="string">
            <text:p>user able to enter title for </text:p>
            <text:p>Card</text:p>
          </table:table-cell>
          <table:table-cell table:style-name="ce27" office:value-type="string" calcext:value-type="string">
            <text:p>user should able to enter </text:p>
            <text:p>Title for the card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3" office:value-type="string" calcext:value-type="string">
            <text:p>TC_12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 </text:p>
            <text:p>7.Enter title for the card</text:p>
            <text:p>8.click on add card</text:p>
          </table:table-cell>
          <table:table-cell table:style-name="ce14" office:value-type="string" calcext:value-type="string">
            <text:p>Verify whether user is able to enter title for card</text:p>
          </table:table-cell>
          <table:table-cell table:style-name="ce21" office:value-type="string" calcext:value-type="string">
            <text:p>Booking Hotel</text:p>
          </table:table-cell>
          <table:table-cell table:style-name="ce14" office:value-type="string" calcext:value-type="string">
            <text:p>user able to enter title for </text:p>
            <text:p>Card</text:p>
          </table:table-cell>
          <table:table-cell table:style-name="ce27" office:value-type="string" calcext:value-type="string">
            <text:p>user should able to enter </text:p>
            <text:p>Title for the card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6">
          <table:table-cell table:style-name="ce2" office:value-type="string" calcext:value-type="string">
            <text:p>TC_13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</text:p>
            <text:p> 7.enter title for the card</text:p>
            <text:p>8.click on add card</text:p>
            <text:p>9.click on pencil icon</text:p>
          </table:table-cell>
          <table:table-cell table:style-name="ce14" office:value-type="string" calcext:value-type="string">
            <text:p>Very whether functionality related to</text:p>
            <text:p> card are displayed after</text:p>
            <text:p> clicking on pencil icon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view </text:p>
            <text:p>functionality related to </text:p>
            <text:p>card after clicking on </text:p>
            <text:p>pencil Icon</text:p>
          </table:table-cell>
          <table:table-cell table:style-name="ce27" office:value-type="string" calcext:value-type="string">
            <text:p>user should able</text:p>
            <text:p>To view functionality related</text:p>
            <text:p>To card after clicking pencil</text:p>
            <text:p>(edit)icon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6">
          <table:table-cell table:style-name="ce3" office:value-type="string" calcext:value-type="string">
            <text:p>TC_14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</text:p>
            <text:p> 7.enter title for the card</text:p>
            <text:p>8.click on add card</text:p>
            <text:p>9.click on pencil icon</text:p>
          </table:table-cell>
          <table:table-cell table:style-name="ce14" office:value-type="string" calcext:value-type="string">
            <text:p>Verify whether card title is editable and after saving</text:p>
            <text:p>the changes, updated card name is showing in list or not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edit </text:p>
            <text:p>Card name</text:p>
          </table:table-cell>
          <table:table-cell table:style-name="ce27" office:value-type="string" calcext:value-type="string">
            <text:p>user should able to edit</text:p>
            <text:p>Card name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2" office:value-type="string" calcext:value-type="string">
            <text:p>TC_15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</text:p>
            <text:p> 7.enter title for the card</text:p>
            <text:p>8.click on add card</text:p>
          </table:table-cell>
          <table:table-cell table:style-name="ce14" office:value-type="string" calcext:value-type="string">
            <text:p>Verify after entering the card title it's</text:p>
            <text:p> display in the same list where it's created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view </text:p>
            <text:p>card name In same list</text:p>
            <text:p>Where it’s created</text:p>
          </table:table-cell>
          <table:table-cell table:style-name="ce27" office:value-type="string" calcext:value-type="string">
            <text:p>cards should be displayed in </text:p>
            <text:p>the same list where it’s </text:p>
            <text:p>Created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3" office:value-type="string" calcext:value-type="string">
            <text:p>TC_16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</text:p>
            <text:p> 7.enter title for the card</text:p>
            <text:p>8.click on add card</text:p>
          </table:table-cell>
          <table:table-cell table:style-name="ce14" office:value-type="string" calcext:value-type="string">
            <text:p>To Verify if user is able to create multiple</text:p>
            <text:p> cards for same list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</text:p>
            <text:p>Create multiple cards</text:p>
            <text:p> For same list</text:p>
          </table:table-cell>
          <table:table-cell table:style-name="ce27" office:value-type="string" calcext:value-type="string">
            <text:p>user should able to create</text:p>
            <text:p>Multiple cards for same </text:p>
            <text:p>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2" office:value-type="string" calcext:value-type="string">
            <text:p>TC_17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</text:p>
            <text:p> 7.enter title for the card</text:p>
            <text:p>8.click on add card</text:p>
          </table:table-cell>
          <table:table-cell table:style-name="ce14" office:value-type="string" calcext:value-type="string">
            <text:p>To verify whether user is able to create multiple cards</text:p>
            <text:p>with same title in same list or in different list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create </text:p>
            <text:p> Multiple title with same </text:p>
            <text:p> Name in different list and</text:p>
            <text:p> also in same list</text:p>
          </table:table-cell>
          <table:table-cell table:style-name="ce27" office:value-type="string" calcext:value-type="string">
            <text:p>user should able to create</text:p>
            <text:p>Multiple cards with same </text:p>
            <text:p>name for same or different </text:p>
            <text:p>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3" office:value-type="string" calcext:value-type="string">
            <text:p>TC_18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plus(+) icon</text:p>
            <text:p> 7.enter title for the card</text:p>
            <text:p>8.click on add card</text:p>
          </table:table-cell>
          <table:table-cell table:style-name="ce14" office:value-type="string" calcext:value-type="string">
            <text:p>To verify if user is able to access the next steps after </text:p>
            <text:p>entering card details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enter next </text:p>
            <text:p>step after entering</text:p>
            <text:p>Card details</text:p>
          </table:table-cell>
          <table:table-cell table:style-name="ce27" office:value-type="string" calcext:value-type="string">
            <text:p>user should able to enter</text:p>
            <text:p>next steps after entering </text:p>
            <text:p>Card details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5">
          <table:table-cell table:style-name="ce2" office:value-type="string" calcext:value-type="string">
            <text:p>TC_19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video icon</text:p>
          </table:table-cell>
          <table:table-cell table:style-name="ce14" office:value-type="string" calcext:value-type="string">
            <text:p>Verify whether user is able to record video </text:p>
            <text:p>and add it into a card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record video</text:p>
            <text:p>And save it into card</text:p>
          </table:table-cell>
          <table:table-cell table:style-name="ce27" office:value-type="string" calcext:value-type="string">
            <text:p>user should able to record </text:p>
            <text:p>video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5">
          <table:table-cell table:style-name="ce3" office:value-type="string" calcext:value-type="string">
            <text:p>TC_20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emplate icon</text:p>
          </table:table-cell>
          <table:table-cell table:style-name="ce14" office:value-type="string" calcext:value-type="string">
            <text:p>Verify whether user is able to add</text:p>
            <text:p> template in add a card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add </text:p>
            <text:p>Template</text:p>
          </table:table-cell>
          <table:table-cell table:style-name="ce27" office:value-type="string" calcext:value-type="string">
            <text:p>user should able to add </text:p>
            <text:p>template in card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5">
          <table:table-cell table:style-name="ce2" office:value-type="string" calcext:value-type="string">
            <text:p>TC_21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emplate icon</text:p>
          </table:table-cell>
          <table:table-cell table:style-name="ce14" office:value-type="string" calcext:value-type="string">
            <text:p>Verify if there is any limit on number of cards</text:p>
          </table:table-cell>
          <table:table-cell table:style-name="ce21" office:value-type="string" calcext:value-type="string">
            <text:p>N/A</text:p>
          </table:table-cell>
          <table:table-cell table:style-name="ce18"/>
          <table:table-cell table:style-name="ce27" office:value-type="string" calcext:value-type="string">
            <text:p>it must have limit on adding </text:p>
            <text:p>Number of cards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3" office:value-type="string" calcext:value-type="string">
            <text:p>TC_22</text:p>
          </table:table-cell>
          <table:table-cell table:style-name="ce9" office:value-type="string" calcext:value-type="string" table:number-columns-spanned="1" table:number-rows-spanned="4">
            <text:p>verify the Functionality of Copy list</text:p>
          </table:table-cell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copy list</text:p>
            <text:p>8.click on create list</text:p>
          </table:table-cell>
          <table:table-cell table:style-name="ce14" office:value-type="string" calcext:value-type="string">
            <text:p>Verify if their is any limit for copy list</text:p>
          </table:table-cell>
          <table:table-cell table:style-name="ce21" office:value-type="string" calcext:value-type="string">
            <text:p>N/A</text:p>
          </table:table-cell>
          <table:table-cell table:style-name="ce18"/>
          <table:table-cell table:style-name="ce27" office:value-type="string" calcext:value-type="string">
            <text:p>it must have limit on copy</text:p>
            <text:p>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6">
          <table:table-cell table:style-name="ce2" office:value-type="string" calcext:value-type="string">
            <text:p>TC_23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copy list</text:p>
            <text:p>8.keep name as it is</text:p>
            <text:p>9.click on create list</text:p>
          </table:table-cell>
          <table:table-cell table:style-name="ce14" office:value-type="string" calcext:value-type="string">
            <text:p>Verify whether user is able to copy list</text:p>
            <text:p> with same list name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copy list</text:p>
            <text:p>With same list name</text:p>
          </table:table-cell>
          <table:table-cell table:style-name="ce27" office:value-type="string" calcext:value-type="string">
            <text:p>user should able to copy list </text:p>
            <text:p>With same name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6">
          <table:table-cell table:style-name="ce3" office:value-type="string" calcext:value-type="string">
            <text:p>TC_24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copy list</text:p>
            <text:p>8.change name </text:p>
            <text:p>9.click on create list</text:p>
          </table:table-cell>
          <table:table-cell table:style-name="ce14" office:value-type="string" calcext:value-type="string">
            <text:p>Verify even after changing name of list it is possible</text:p>
            <text:p>to copy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user is able to copy </text:p>
            <text:p>List even after </text:p>
            <text:p>changing list name while</text:p>
            <text:p>Copying list</text:p>
          </table:table-cell>
          <table:table-cell table:style-name="ce27" office:value-type="string" calcext:value-type="string">
            <text:p>user should able to copy all </text:p>
            <text:p>The items from list even after </text:p>
            <text:p>Changing name for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2" office:value-type="string" calcext:value-type="string">
            <text:p>TC_25</text:p>
          </table:table-cell>
          <table:covered-table-cell table:style-name="ce7"/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copy list</text:p>
            <text:p>8.click on create list</text:p>
          </table:table-cell>
          <table:table-cell table:style-name="ce14" office:value-type="string" calcext:value-type="string">
            <text:p>Verify all the cards in the list get copy</text:p>
          </table:table-cell>
          <table:table-cell table:style-name="ce21" office:value-type="string" calcext:value-type="string">
            <text:p>N/A</text:p>
          </table:table-cell>
          <table:table-cell table:style-name="ce14" office:value-type="string" calcext:value-type="string">
            <text:p>all the cards from</text:p>
            <text:p>List are getting copy</text:p>
          </table:table-cell>
          <table:table-cell table:style-name="ce27" office:value-type="string" calcext:value-type="string">
            <text:p>user should able to copy all </text:p>
            <text:p>the cards from list after </text:p>
            <text:p>Clicking on copy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7">
          <table:table-cell table:style-name="ce3" office:value-type="string" calcext:value-type="string">
            <text:p>TC_26</text:p>
          </table:table-cell>
          <table:table-cell table:style-name="ce10" office:value-type="string" calcext:value-type="string">
            <text:p>Verify the functionality of the move </text:p>
          </table:table-cell>
          <table:table-cell table:style-name="ce14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Move list</text:p>
            <text:p/>
          </table:table-cell>
          <table:table-cell table:style-name="ce18" office:value-type="string" calcext:value-type="string">
            <text:p>Verify weather the user is able to move the list from </text:p>
            <text:p>do to - doing </text:p>
            <text:p>doing - done </text:p>
          </table:table-cell>
          <table:table-cell table:style-name="ce22" office:value-type="string" calcext:value-type="string">
            <text:p>N/A</text:p>
          </table:table-cell>
          <table:table-cell table:style-name="ce18" office:value-type="string" calcext:value-type="string">
            <text:p>Able to move the list </text:p>
          </table:table-cell>
          <table:table-cell table:style-name="ce18" office:value-type="string" calcext:value-type="string">
            <text:p>user should be able </text:p>
            <text:p>To move the list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style-name="ce36" table:number-columns-repeated="11"/>
          <table:table-cell table:style-name="ce34"/>
          <table:table-cell table:number-columns-repeated="999"/>
        </table:table-row>
        <table:table-row table:style-name="ro8">
          <table:table-cell table:style-name="ce4" office:value-type="string" calcext:value-type="string">
            <text:p>TC_27</text:p>
          </table:table-cell>
          <table:table-cell table:style-name="ce11" office:value-type="string" calcext:value-type="string">
            <text:p>Verify the functionality of the watch </text:p>
          </table:table-cell>
          <table:table-cell table:style-name="ce15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watch </text:p>
          </table:table-cell>
          <table:table-cell table:style-name="ce18" office:value-type="string" calcext:value-type="string">
            <text:p>Verify weather the user is able to view the symbol of watch in the cart list box </text:p>
          </table:table-cell>
          <table:table-cell table:style-name="ce22" office:value-type="string" calcext:value-type="string">
            <text:p>N/A</text:p>
          </table:table-cell>
          <table:table-cell table:style-name="ce18" office:value-type="string" calcext:value-type="string">
            <text:p>Able to view the symbol of watch </text:p>
          </table:table-cell>
          <table:table-cell table:style-name="ce28" office:value-type="string" calcext:value-type="string">
            <text:p>user should be able to watch </text:p>
          </table:table-cell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ass</text:p>
          </table:table-cell>
          <table:table-cell table:number-columns-repeated="1011"/>
        </table:table-row>
        <table:table-row table:style-name="ro1">
          <table:table-cell/>
          <table:table-cell table:style-name="ce12"/>
          <table:table-cell table:style-name="ce16" table:number-columns-repeated="2"/>
          <table:table-cell table:style-name="ce23"/>
          <table:table-cell table:style-name="ce25"/>
          <table:table-cell table:style-name="ce29"/>
          <table:table-cell table:number-columns-repeated="3"/>
          <table:table-cell table:style-name="ce33"/>
          <table:table-cell table:number-columns-repeated="1011"/>
        </table:table-row>
        <table:table-row table:style-name="ro1" table:number-rows-repeated="4">
          <table:table-cell/>
          <table:table-cell table:style-name="ce12"/>
          <table:table-cell table:style-name="ce16" table:number-columns-repeated="2"/>
          <table:table-cell table:style-name="ce23"/>
          <table:table-cell table:style-name="ce25"/>
          <table:table-cell table:style-name="ce29"/>
          <table:table-cell table:number-columns-repeated="1015"/>
        </table:table-row>
        <table:table-row table:style-name="ro1" table:number-rows-repeated="914">
          <table:table-cell/>
          <table:table-cell table:style-name="ce12"/>
          <table:table-cell table:style-name="ce16"/>
          <table:table-cell table:style-name="ce19"/>
          <table:table-cell table:style-name="ce23"/>
          <table:table-cell table:style-name="ce25"/>
          <table:table-cell table:style-name="ce29"/>
          <table:table-cell table:number-columns-repeated="1015"/>
        </table:table-row>
        <table:table-row table:style-name="ro9" table:number-rows-repeated="1047579">
          <table:table-cell table:number-columns-repeated="1022"/>
        </table:table-row>
        <table:table-row table:style-name="ro10" table:number-rows-repeated="49">
          <table:table-cell table:number-columns-repeated="1022"/>
        </table:table-row>
        <table:table-row table:style-name="ro10">
          <table:table-cell table:number-columns-repeated="1022"/>
        </table:table-row>
      </table:table>
      <table:table table:name="ADD TO CARD" table:style-name="ta2">
        <office:forms form:automatic-focus="false" form:apply-design-mode="false"/>
        <table:table-column table:style-name="co11" table:default-cell-style-name="ce3"/>
        <table:table-column table:style-name="co12" table:default-cell-style-name="ce7"/>
        <table:table-column table:style-name="co13" table:default-cell-style-name="ce18"/>
        <table:table-column table:style-name="co14" table:default-cell-style-name="ce18"/>
        <table:table-column table:style-name="co11" table:default-cell-style-name="ce22"/>
        <table:table-column table:style-name="co11" table:number-columns-repeated="2" table:default-cell-style-name="ce18"/>
        <table:table-column table:style-name="co11" table:default-cell-style-name="ce22"/>
        <table:table-column table:style-name="co11" table:number-columns-repeated="2" table:default-cell-style-name="ce32"/>
        <table:table-column table:style-name="co11" table:default-cell-style-name="ce22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5" office:value-type="string" calcext:value-type="string">
            <text:p>Test Scenarios</text:p>
          </table:table-cell>
          <table:table-cell table:style-name="ce13" office:value-type="string" calcext:value-type="string">
            <text:p>Test steps</text:p>
          </table:table-cell>
          <table:table-cell table:style-name="ce17" office:value-type="string" calcext:value-type="string">
            <text:p>Test cases</text:p>
          </table:table-cell>
          <table:table-cell table:style-name="ce20" office:value-type="string" calcext:value-type="string">
            <text:p>Test data</text:p>
          </table:table-cell>
          <table:table-cell table:style-name="ce24" office:value-type="string" calcext:value-type="string">
            <text:p>Actual result</text:p>
          </table:table-cell>
          <table:table-cell table:style-name="ce26" office:value-type="string" calcext:value-type="string">
            <text:p>Expected result</text:p>
          </table:table-cell>
          <table:table-cell table:style-name="ce30" office:value-type="string" calcext:value-type="string">
            <text:p>% Test case exceuation</text:p>
          </table:table-cell>
          <table:table-cell table:style-name="ce31" office:value-type="string" calcext:value-type="string">
            <text:p>% Test cases passed</text:p>
          </table:table-cell>
          <table:table-cell table:style-name="ce31" office:value-type="string" calcext:value-type="string">
            <text:p>% Test cases pending</text:p>
          </table:table-cell>
          <table:table-cell table:style-name="ce31" office:value-type="string" calcext:value-type="string">
            <text:p>Pass/ Fail</text:p>
          </table:table-cell>
        </table:table-row>
        <table:table-row table:style-name="ro5">
          <table:table-cell office:value-type="string" calcext:value-type="string">
            <text:p>TC_01</text:p>
          </table:table-cell>
          <table:table-cell table:style-name="ce6" office:value-type="string" calcext:value-type="string" table:number-columns-spanned="1" table:number-rows-spanned="10">
            <text:p>Verify the functionality of Members</text:p>
          </table:table-cell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table:style-name="ce39" office:value-type="string" calcext:value-type="string">
            <text:p>Verify whether the user able to click the ‘Members’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‘Members’</text:p>
          </table:table-cell>
          <table:table-cell office:value-type="string" calcext:value-type="string">
            <text:p>User should able to click on ‘Members’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2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whether the user able to ‘search members’ by nam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User able to find the ‘Member’</text:p>
          </table:table-cell>
          <table:table-cell office:value-type="string" calcext:value-type="string">
            <text:p>User should able to find the ‘Member’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3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that user able to ‘Search members’ by digits</text:p>
          </table:table-cell>
          <table:table-cell office:value-type="float" office:value="123432" calcext:value-type="float">
            <text:p>123432</text:p>
          </table:table-cell>
          <table:table-cell office:value-type="string" calcext:value-type="string">
            <text:p>User unable to find the ‘Member’</text:p>
          </table:table-cell>
          <table:table-cell office:value-type="string" calcext:value-type="string">
            <text:p>User Should not able to find the ‘Memeber’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4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that user able to ‘Search members’ by email</text:p>
          </table:table-cell>
          <table:table-cell office:value-type="string" calcext:value-type="string">
            <text:p>priyanka.r@gmail.com</text:p>
          </table:table-cell>
          <table:table-cell office:value-type="string" calcext:value-type="string">
            <text:p>User able to find the ‘Member’ by email</text:p>
          </table:table-cell>
          <table:table-cell office:value-type="string" calcext:value-type="string">
            <text:p>User should able to find the ‘Member’ by emai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5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that user able to ‘Search members’ by special characters</text:p>
          </table:table-cell>
          <table:table-cell office:value-type="string" calcext:value-type="string">
            <text:p>@#$!%^&amp;*</text:p>
          </table:table-cell>
          <table:table-cell office:value-type="string" calcext:value-type="string">
            <text:p>User unable to find the ‘Member’</text:p>
          </table:table-cell>
          <table:table-cell office:value-type="string" calcext:value-type="string">
            <text:p>User should not able to find the ‘Member’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6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that user able to Add the members by name</text:p>
          </table:table-cell>
          <table:table-cell office:value-type="string" calcext:value-type="string">
            <text:p>Ankita</text:p>
          </table:table-cell>
          <table:table-cell office:value-type="string" calcext:value-type="string">
            <text:p>User unable to Add the ‘Member’</text:p>
          </table:table-cell>
          <table:table-cell office:value-type="string" calcext:value-type="string">
            <text:p>User shoud not able to Add the ‘Member’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7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that use able to Add the members by digits</text:p>
          </table:table-cell>
          <table:table-cell office:value-type="float" office:value="22121" calcext:value-type="float">
            <text:p>22121</text:p>
          </table:table-cell>
          <table:table-cell office:value-type="string" calcext:value-type="string">
            <text:p>User unable to Add the ‘Member’</text:p>
          </table:table-cell>
          <table:table-cell office:value-type="string" calcext:value-type="string">
            <text:p>User shoud not able to Add the ‘Member’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8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</table:table-cell>
          <table:table-cell office:value-type="string" calcext:value-type="string">
            <text:p>Verify that user able to Add the members by email</text:p>
          </table:table-cell>
          <table:table-cell office:value-type="string" calcext:value-type="string">
            <text:p>ankita.m@yahoo.com</text:p>
          </table:table-cell>
          <table:table-cell office:value-type="string" calcext:value-type="string">
            <text:p>User able to Add the ‘member’</text:p>
          </table:table-cell>
          <table:table-cell office:value-type="string" calcext:value-type="string">
            <text:p>User should able to add the memb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09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  <text:p>7.Click on [Send] Button</text:p>
          </table:table-cell>
          <table:table-cell office:value-type="string" calcext:value-type="string">
            <text:p>Verify that functionality of [Send]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add member by click on [send]</text:p>
          </table:table-cell>
          <table:table-cell office:value-type="string" calcext:value-type="string">
            <text:p>User should able to add the member to bo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10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Members’</text:p>
            <text:p>7.Click on close button of Members window</text:p>
          </table:table-cell>
          <table:table-cell office:value-type="string" calcext:value-type="string">
            <text:p>Verify that user able to click on [close]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[Close] button , Members window closed</text:p>
          </table:table-cell>
          <table:table-cell office:value-type="string" calcext:value-type="string">
            <text:p>After clicking on [Close] button , The Members window should be clos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1</text:p>
          </table:table-cell>
          <table:table-cell table:style-name="ce8" office:value-type="string" calcext:value-type="string" table:number-columns-spanned="1" table:number-rows-spanned="8">
            <text:p>Verify the functionality of Lables</text:p>
          </table:table-cell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search the lable by valid colour na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ser able to find the red colour lable</text:p>
          </table:table-cell>
          <table:table-cell office:value-type="string" calcext:value-type="string">
            <text:p>should able to see the searched colour labl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2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search the lable by invalid colour name</text:p>
          </table:table-cell>
          <table:table-cell office:value-type="string" calcext:value-type="string">
            <text:p>lodde</text:p>
          </table:table-cell>
          <table:table-cell office:value-type="string" calcext:value-type="string">
            <text:p>User unable to find the colour lable</text:p>
          </table:table-cell>
          <table:table-cell office:value-type="string" calcext:value-type="string">
            <text:p>should unable to display the colour labl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3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o Do list and click on Card</text:p>
            <text:p>6.Click on ‘Lables’</text:p>
          </table:table-cell>
          <table:table-cell office:value-type="string" calcext:value-type="string">
            <text:p>Verify whether the user able to select multiple lables</text:p>
          </table:table-cell>
          <table:table-cell office:value-type="string" calcext:value-type="string">
            <text:p>lables as red, blue, green</text:p>
          </table:table-cell>
          <table:table-cell office:value-type="string" calcext:value-type="string">
            <text:p>User able to select the multiple lables</text:p>
          </table:table-cell>
          <table:table-cell office:value-type="string" calcext:value-type="string">
            <text:p>Should able to select the multiple lables at a tim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4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select single 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ser able to select the single lable</text:p>
          </table:table-cell>
          <table:table-cell office:value-type="string" calcext:value-type="string">
            <text:p>Should can able to select single lable at a tim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5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click on [Create a new lable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[Create a new lable] button</text:p>
          </table:table-cell>
          <table:table-cell office:value-type="string" calcext:value-type="string">
            <text:p>User should able to click on [Create a new lable] butt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6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click on [Enable color blind friendly mode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[ Enable color blind friendly mode] button</text:p>
          </table:table-cell>
          <table:table-cell office:value-type="string" calcext:value-type="string">
            <text:p>User should able to click on [ Enable color blind friendly mode] butt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7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click on [Disable color blind friendly mode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[ Disable color blind friendly mode] button</text:p>
          </table:table-cell>
          <table:table-cell office:value-type="string" calcext:value-type="string">
            <text:p>User should able to click on [ Disable color blind friendly mode] butto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8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Lables’</text:p>
          </table:table-cell>
          <table:table-cell office:value-type="string" calcext:value-type="string">
            <text:p>Verify that user able to click on [close]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[Close] button , Lable window closed</text:p>
          </table:table-cell>
          <table:table-cell office:value-type="string" calcext:value-type="string">
            <text:p>After clicking on [Close] button , The Lable window should be clos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19</text:p>
          </table:table-cell>
          <table:table-cell table:style-name="ce8" office:value-type="string" calcext:value-type="string" table:number-columns-spanned="1" table:number-rows-spanned="10">
            <text:p>Verify the functionality of Checklist</text:p>
          </table:table-cell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</text:p>
          </table:table-cell>
          <table:table-cell office:value-type="string" calcext:value-type="string">
            <text:p>Verify that user able to click on [Checklist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[Checklist] , the Add checklist window opened</text:p>
          </table:table-cell>
          <table:table-cell office:value-type="string" calcext:value-type="string">
            <text:p>After clicking on [Checklist] , The Add checklist window should be op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20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</text:p>
          </table:table-cell>
          <table:table-cell office:value-type="string" calcext:value-type="string">
            <text:p>Verify that user able to add the Checklist title by characters</text:p>
          </table:table-cell>
          <table:table-cell office:value-type="string" calcext:value-type="string">
            <text:p>Checklist</text:p>
          </table:table-cell>
          <table:table-cell office:value-type="string" calcext:value-type="string">
            <text:p>User able to add the checklist title by characters</text:p>
          </table:table-cell>
          <table:table-cell office:value-type="string" calcext:value-type="string">
            <text:p>User should able to Add checklist title as character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21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</text:p>
          </table:table-cell>
          <table:table-cell office:value-type="string" calcext:value-type="string">
            <text:p>Verify that user able to add the Checklist title Digits</text:p>
          </table:table-cell>
          <table:table-cell office:value-type="float" office:value="22334" calcext:value-type="float">
            <text:p>22334</text:p>
          </table:table-cell>
          <table:table-cell office:value-type="string" calcext:value-type="string">
            <text:p>User able to Add the cheklist title by Digits</text:p>
          </table:table-cell>
          <table:table-cell office:value-type="string" calcext:value-type="string">
            <text:p>User Should able to Add checklist title as Digit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22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</text:p>
          </table:table-cell>
          <table:table-cell office:value-type="string" calcext:value-type="string">
            <text:p>Verify that user able to add the Checklist title by special characters</text:p>
          </table:table-cell>
          <table:table-cell office:value-type="string" calcext:value-type="string">
            <text:p>!@#$%#@</text:p>
          </table:table-cell>
          <table:table-cell office:value-type="string" calcext:value-type="string">
            <text:p>User able to Add the cheklist title by Special characters</text:p>
          </table:table-cell>
          <table:table-cell office:value-type="string" calcext:value-type="string">
            <text:p>User Should able to Add checklist title as Special Character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23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 </text:p>
            <text:p>7.Enter the title and click on [Add]</text:p>
          </table:table-cell>
          <table:table-cell office:value-type="string" calcext:value-type="string">
            <text:p>Verify that user able to Add Checklist to 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Add , The Checklist is Added to CARD</text:p>
          </table:table-cell>
          <table:table-cell office:value-type="string" calcext:value-type="string">
            <text:p>After clicking on [Add] , The Checklist should be added to C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C_24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 </text:p>
            <text:p>7.Enter the title and click on Add</text:p>
            <text:p>8.Click on Add an Item</text:p>
          </table:table-cell>
          <table:table-cell office:value-type="string" calcext:value-type="string">
            <text:p>Verify that user able to click on Add an item to Checkli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Add Checklist, user able to click on Add an item</text:p>
          </table:table-cell>
          <table:table-cell office:value-type="string" calcext:value-type="string">
            <text:p>After clicking on Add Checklist, user should able to clickable on Add an Ite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25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 </text:p>
            <text:p>7.Enter the title and click on Add</text:p>
            <text:p>8.Click on Add an item</text:p>
            <text:p>9.Enter the item and click on Add</text:p>
          </table:table-cell>
          <table:table-cell office:value-type="string" calcext:value-type="string">
            <text:p>Verify that user able to add the item to checklist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User able to add the item to Checklist</text:p>
          </table:table-cell>
          <table:table-cell office:value-type="string" calcext:value-type="string">
            <text:p>User should able to add the item to Checklis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26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o Do list and click on Card</text:p>
            <text:p>6.Click on ‘Checklist’ </text:p>
            <text:p>7.Enter the title and click on Add</text:p>
            <text:p>8.Click on Add an item</text:p>
            <text:p>9.Enter the item and click on Add</text:p>
          </table:table-cell>
          <table:table-cell office:value-type="string" calcext:value-type="string">
            <text:p>Verify that user able to add the items by emojis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User able to add the item by emoji</text:p>
          </table:table-cell>
          <table:table-cell office:value-type="string" calcext:value-type="string">
            <text:p>User should able to add the item as emoji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27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 </text:p>
            <text:p>7.Enter the title and click on Add</text:p>
            <text:p>8.Click on Add an item</text:p>
            <text:p>9.Enter the item and click on Add</text:p>
          </table:table-cell>
          <table:table-cell office:value-type="string" calcext:value-type="string">
            <text:p>Verify that user able to add multiple items to checklist</text:p>
          </table:table-cell>
          <table:table-cell office:value-type="string" calcext:value-type="string">
            <text:p>item1, item2</text:p>
          </table:table-cell>
          <table:table-cell office:value-type="string" calcext:value-type="string">
            <text:p>User able to add the multiple items to checklist</text:p>
          </table:table-cell>
          <table:table-cell office:value-type="string" calcext:value-type="string">
            <text:p>User should able to add the multiple items to checklis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28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Checklist’ </text:p>
            <text:p>7.Click on ‘Delete’</text:p>
          </table:table-cell>
          <table:table-cell office:value-type="string" calcext:value-type="string">
            <text:p>Verify that user able to delete the existed checkli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[Delete] button , checklist deleted</text:p>
          </table:table-cell>
          <table:table-cell office:value-type="string" calcext:value-type="string">
            <text:p>After clicking on [Delete] button , checklist should be delet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29</text:p>
          </table:table-cell>
          <table:table-cell table:style-name="ce8" office:value-type="string" calcext:value-type="string" table:number-columns-spanned="1" table:number-rows-spanned="8">
            <text:p>Verify the functionality of Dates</text:p>
          </table:table-cell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able to click on Dat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ble to click on dates </text:p>
          </table:table-cell>
          <table:table-cell office:value-type="string" calcext:value-type="string">
            <text:p>User should able to click on Dat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0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can select the date from calend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User able to select the date from calander</text:p>
          </table:table-cell>
          <table:table-cell office:value-type="string" calcext:value-type="string">
            <text:p>User should able to select the date from calend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1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can able to click check box and select the Start d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checkbox and select the Start date</text:p>
          </table:table-cell>
          <table:table-cell office:value-type="string" calcext:value-type="string">
            <text:p>User should able to click on checkbox and select the Start dat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2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able to click the check box and select the due d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checkbox and select the Due date</text:p>
          </table:table-cell>
          <table:table-cell office:value-type="string" calcext:value-type="string">
            <text:p>User should able to click on checkbox and select the due dat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3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able to Set due date reminder</text:p>
          </table:table-cell>
          <table:table-cell office:value-type="string" calcext:value-type="string">
            <text:p>One day before</text:p>
          </table:table-cell>
          <table:table-cell office:value-type="string" calcext:value-type="string">
            <text:p>User able to Set due date reminder</text:p>
          </table:table-cell>
          <table:table-cell office:value-type="string" calcext:value-type="string">
            <text:p>User should able to Set due date remind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4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able to [Save] the remind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Save the reminder for due date</text:p>
          </table:table-cell>
          <table:table-cell office:value-type="string" calcext:value-type="string">
            <text:p>User should able to Save the remider for due dat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5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able to [Remove] the remind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remove the reminder for due date</text:p>
          </table:table-cell>
          <table:table-cell office:value-type="string" calcext:value-type="string">
            <text:p>User should able to remove the reminder for due dat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6</text:p>
          </table:table-cell>
          <table:covered-table-cell table:style-name="ce38"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Dates’</text:p>
          </table:table-cell>
          <table:table-cell office:value-type="string" calcext:value-type="string">
            <text:p>Verify that user able to click on [close]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close button the Dates window was closed</text:p>
          </table:table-cell>
          <table:table-cell office:value-type="string" calcext:value-type="string">
            <text:p>After clicking on close button the Dates window should be clos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37</text:p>
          </table:table-cell>
          <table:table-cell table:style-name="ce8" office:value-type="string" calcext:value-type="string" table:number-columns-spanned="1" table:number-rows-spanned="13">
            <text:p>Verify the functionality of Attachment</text:p>
          </table:table-cell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</table:table-cell>
          <table:table-cell office:value-type="string" calcext:value-type="string">
            <text:p><text:s/>Verify that user able to click on Attach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ing on Attachment , the ‘Attach from’ window opened, </text:p>
            <text:p>Containing Computer , Trello, Google drive, Drop box, Box, OneDrive, Attach</text:p>
          </table:table-cell>
          <table:table-cell office:value-type="string" calcext:value-type="string">
            <text:p>After clicking on Attachment , the ‘Attach from’ window should be open, </text:p>
            <text:p>Containing Computer , Trello, Google drive, Drop box, Box, OneDrive, Attac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38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 Computer’</text:p>
          </table:table-cell>
          <table:table-cell table:style-name="ce14" office:value-type="string" calcext:value-type="string">
            <text:p><text:s/>\Verify that user able to click on comput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click on computer</text:p>
          </table:table-cell>
          <table:table-cell office:value-type="string" calcext:value-type="string">
            <text:p>User should able to click on comput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39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computer’</text:p>
          </table:table-cell>
          <table:table-cell table:style-name="ce14" office:value-type="string" calcext:value-type="string">
            <text:p>Verify that user able to add files as attachment from comput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add the files as attachment from computer</text:p>
          </table:table-cell>
          <table:table-cell office:value-type="string" calcext:value-type="string">
            <text:p>User should able to add the files as attachment from computer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40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Click on ‘Computer’</text:p>
            <text:p>8. Select the file from computer</text:p>
            <text:p>9. Click on ‘open’</text:p>
          </table:table-cell>
          <table:table-cell office:value-type="string" calcext:value-type="string">
            <text:p>Verify that user able to add the different files format as attachment</text:p>
          </table:table-cell>
          <table:table-cell table:style-name="ce21" office:value-type="string" calcext:value-type="string">
            <text:p>Files as pdf,doc,pnj,jpeg format.</text:p>
          </table:table-cell>
          <table:table-cell office:value-type="string" calcext:value-type="string">
            <text:p>User able to Add the different format doc files</text:p>
          </table:table-cell>
          <table:table-cell office:value-type="string" calcext:value-type="string">
            <text:p>User should able to add the different format doc files as attachme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41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Click on ‘Computer’</text:p>
            <text:p>8. Select the file from computer</text:p>
            <text:p>9. Click on ‘open’</text:p>
          </table:table-cell>
          <table:table-cell office:value-type="string" calcext:value-type="string">
            <text:p>Verify that user able to Add multiple attachments to c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able to add a multiple attachment to card</text:p>
          </table:table-cell>
          <table:table-cell office:value-type="string" calcext:value-type="string">
            <text:p>User should able to add multiple attachment to c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42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</table:table-cell>
          <table:table-cell office:value-type="string" calcext:value-type="string">
            <text:p>Verify that user able to see the attached files in c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adding the attachment, able to see the attached files in card</text:p>
          </table:table-cell>
          <table:table-cell office:value-type="string" calcext:value-type="string">
            <text:p>After adding the attachement, should display the attached files in c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43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</table:table-cell>
          <table:table-cell table:style-name="ce14" office:value-type="string" calcext:value-type="string">
            <text:p>Verify that user able to upload file using link.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User able to attach the file using link.</text:p>
          </table:table-cell>
          <table:table-cell table:style-name="ce14" office:value-type="string" calcext:value-type="string">
            <text:p>User should able to attach the file using link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44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Trello’</text:p>
          </table:table-cell>
          <table:table-cell office:value-type="string" calcext:value-type="string">
            <text:p>Verify that user able to click on Trello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After clicking on Trello , window opened that Add card or board </text:p>
            <text:p>and displayed whatever user has created .</text:p>
          </table:table-cell>
          <table:table-cell table:style-name="ce14" office:value-type="string" calcext:value-type="string">
            <text:p>After clicking on Trello , window should be opened that ‘Add card or board’ </text:p>
            <text:p>And should display whatever user has created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45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Google Drive’</text:p>
          </table:table-cell>
          <table:table-cell table:style-name="ce14" office:value-type="string" calcext:value-type="string">
            <text:p>Verify that user able to click on Google Drive option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After click on Google Drive option ,</text:p>
            <text:p> Displayed a Google Drive page to attach the file.</text:p>
          </table:table-cell>
          <table:table-cell table:style-name="ce14" office:value-type="string" calcext:value-type="string">
            <text:p>After click on Google Drive option, </text:p>
            <text:p>It should display the Google drive page to attach the file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46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Dropbox’</text:p>
          </table:table-cell>
          <table:table-cell table:style-name="ce14" office:value-type="string" calcext:value-type="string">
            <text:p>Verify that user able to click on Dropbox option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After click on Dropbox option ,</text:p>
            <text:p> Displayed a ‘Dropbox’ page to attach the file.</text:p>
          </table:table-cell>
          <table:table-cell table:style-name="ce14" office:value-type="string" calcext:value-type="string">
            <text:p>After click on Dropbox option ,</text:p>
            <text:p>Should Display the ‘Dropbox’ page to attach the file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47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Box’</text:p>
          </table:table-cell>
          <table:table-cell table:style-name="ce14" office:value-type="string" calcext:value-type="string">
            <text:p>Verify that user able to click on Box option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After click on Box option ,</text:p>
            <text:p> Displayed a ‘Box’ page to attach the file.</text:p>
          </table:table-cell>
          <table:table-cell table:style-name="ce14" office:value-type="string" calcext:value-type="string">
            <text:p>After click on Box option ,</text:p>
            <text:p>Should Display the ‘Box’ page to attach the file.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48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‘OneDrive’</text:p>
          </table:table-cell>
          <table:table-cell table:style-name="ce14" office:value-type="string" calcext:value-type="string">
            <text:p>Verify that user able to click on OneDrive option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After click on OneDrive option ,</text:p>
            <text:p> Displayed a ‘OneDrive’ page to attach the file.</text:p>
          </table:table-cell>
          <table:table-cell table:style-name="ce14" office:value-type="string" calcext:value-type="string">
            <text:p>After click on OneDrive option ,</text:p>
            <text:p>Should Display the ‘OneDrive’ page to attach the file.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49</text:p>
          </table:table-cell>
          <table:covered-table-cell/>
          <table:table-cell office:value-type="string" calcext:value-type="string">
            <text:p>1.Launch a Web Browser (IE, Chrome, FireFox)</text:p>
            <text:p>2.Login into https://trello.com with valid credential </text:p>
            <text:p>3.Click on the Boards</text:p>
            <text:p>4.Go to workspace and click on Create new board or Exist board.</text:p>
            <text:p>5.Go to the To Do list and click on Card</text:p>
            <text:p>6.Click on ‘Attachment’</text:p>
            <text:p>7. Click on [x] button</text:p>
          </table:table-cell>
          <table:table-cell office:value-type="string" calcext:value-type="string">
            <text:p>Verify that user able to click on [close] butt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fter clicked on close button , the Attach from window closed</text:p>
          </table:table-cell>
          <table:table-cell office:value-type="string" calcext:value-type="string">
            <text:p>After click on close button , the ‘Attach from ....’ window should be clos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table:style-name="ce4" office:value-type="string" calcext:value-type="string">
            <text:p>TC_50</text:p>
          </table:table-cell>
          <table:table-cell table:style-name="ce11" office:value-type="string" calcext:value-type="string">
            <text:p>Verify the functionality of the cover </text:p>
          </table:table-cell>
          <table:table-cell table:style-name="ce15" office:value-type="string" calcext:value-type="string">
            <text:p>1.Login to https://trello.com with valid credentials</text:p>
            <text:p>2.Click on create new board or open existing board</text:p>
            <text:p>3.click on add another list </text:p>
            <text:p>4.enter name for list title</text:p>
            <text:p>5.click on add list</text:p>
            <text:p>6.click on three horizontal dots</text:p>
            <text:p>7.click on cover</text:p>
          </table:table-cell>
          <table:table-cell office:value-type="string" calcext:value-type="string">
            <text:p>Verify weather user is able to view and change the cover page with the following </text:p>
            <text:p>1. size </text:p>
            <text:p>2. colour</text:p>
            <text:p>3. attachment</text:p>
            <text:p>4. able to search new cover page</text:p>
          </table:table-cell>
          <table:table-cell office:value-type="string" calcext:value-type="string">
            <text:p>upload picture from device </text:p>
          </table:table-cell>
          <table:table-cell table:number-columns-repeated="2" table:style-name="ce28" office:value-type="string" calcext:value-type="string">
            <text:p>Able to add cover pa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</table:table-row>
      </table:table>
      <table:table table:name="Board Settings" table:style-name="ta2">
        <office:forms form:automatic-focus="false" form:apply-design-mode="false"/>
        <table:table-column table:style-name="co11" table:default-cell-style-name="ce43"/>
        <table:table-column table:style-name="co11" table:default-cell-style-name="ce45"/>
        <table:table-column table:style-name="co15" table:default-cell-style-name="ce46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1" table:default-cell-style-name="ce49"/>
        <table:table-column table:style-name="co19" table:default-cell-style-name="ce45"/>
        <table:table-column table:style-name="co11" table:default-cell-style-name="ce45"/>
        <table:table-column table:style-name="co11" table:number-columns-repeated="3" table:default-cell-style-name="ce51"/>
        <table:table-column table:style-name="co11" table:default-cell-style-name="ce45"/>
        <table:table-row table:style-name="ro11">
          <table:table-cell table:style-name="ce42" office:value-type="string" calcext:value-type="string">
            <text:p>Test case ID</text:p>
          </table:table-cell>
          <table:table-cell table:style-name="ce44" office:value-type="string" calcext:value-type="string">
            <text:p>Test Scenarios</text:p>
          </table:table-cell>
          <table:table-cell table:style-name="ce44" office:value-type="string" calcext:value-type="string">
            <text:p>Sub-module</text:p>
          </table:table-cell>
          <table:table-cell table:style-name="ce44" office:value-type="string" calcext:value-type="string">
            <text:p>Test steps</text:p>
          </table:table-cell>
          <table:table-cell table:style-name="ce44" office:value-type="string" calcext:value-type="string">
            <text:p>Test cases</text:p>
          </table:table-cell>
          <table:table-cell table:style-name="ce44" office:value-type="string" calcext:value-type="string">
            <text:p>Test data</text:p>
          </table:table-cell>
          <table:table-cell table:style-name="ce48" office:value-type="string" calcext:value-type="string">
            <text:p>Test type</text:p>
          </table:table-cell>
          <table:table-cell table:style-name="ce44" office:value-type="string" calcext:value-type="string">
            <text:p>Actual result</text:p>
          </table:table-cell>
          <table:table-cell table:style-name="ce44" office:value-type="string" calcext:value-type="string">
            <text:p>Expected result</text:p>
          </table:table-cell>
          <table:table-cell table:style-name="ce44" office:value-type="string" calcext:value-type="string">
            <text:p>% Test case exceuation</text:p>
          </table:table-cell>
          <table:table-cell table:style-name="ce44" office:value-type="string" calcext:value-type="string">
            <text:p>% Test cases passed</text:p>
          </table:table-cell>
          <table:table-cell table:style-name="ce44" office:value-type="string" calcext:value-type="string">
            <text:p>% Test cases pending</text:p>
          </table:table-cell>
          <table:table-cell table:style-name="ce44" office:value-type="string" calcext:value-type="string">
            <text:p>Pass/ Fail</text:p>
          </table:table-cell>
        </table:table-row>
        <table:table-row table:style-name="ro12">
          <table:table-cell office:value-type="string" calcext:value-type="string">
            <text:p>TC_01</text:p>
          </table:table-cell>
          <table:table-cell office:value-type="string" calcext:value-type="string">
            <text:p>To check the user is able to download </text:p>
            <text:p>the Trello mobile app</text:p>
          </table:table-cell>
          <table:table-cell table:style-name="ce45"/>
          <table:table-cell office:value-type="string" calcext:value-type="string">
            <text:p>1.switch on the mobile </text:p>
            <text:p>2.check the internet connection</text:p>
            <text:p>3.Download the trello app from play</text:p>
            <text:p>store</text:p>
            <text:p>4.Trello app is download sucessfully</text:p>
          </table:table-cell>
          <table:table-cell office:value-type="string" calcext:value-type="string">
            <text:p>Launch the Terllo</text:p>
            <text:p>mobile application and check</text:p>
            <text:p>the Trello  home page is opened</text:p>
            <text:p/>
          </table:table-cell>
          <table:table-cell office:value-type="string" calcext:value-type="string">
            <text:p>Trello app is download </text:p>
            <text:p>in the mobil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rello app is should be </text:p>
            <text:p>sucessfully downloaded</text:p>
          </table:table-cell>
          <table:table-cell office:value-type="string" calcext:value-type="string">
            <text:p>User is able to downloaded</text:p>
            <text:p>the Terllo app sucessfully</text:p>
          </table:table-cell>
          <table:table-cell table:style-name="ce45" office:value-type="string" calcext:value-type="string">
            <text:p>100% test cases is</text:p>
            <text:p>exceuation</text:p>
          </table:table-cell>
          <table:table-cell table:style-name="ce45" office:value-type="string" calcext:value-type="string">
            <text:p>100% test cases</text:p>
            <text:p>passed</text:p>
          </table:table-cell>
          <table:table-cell table:style-name="ce45" office:value-type="string" calcext:value-type="string">
            <text:p>0%of test caes pending</text:p>
          </table:table-cell>
          <table:table-cell office:value-type="string" calcext:value-type="string">
            <text:p>Pass </text:p>
          </table:table-cell>
        </table:table-row>
        <table:table-row table:style-name="ro12">
          <table:table-cell office:value-type="string" calcext:value-type="string">
            <text:p>TC_02</text:p>
          </table:table-cell>
          <table:table-cell office:value-type="string" calcext:value-type="string">
            <text:p>To check the user is able to login </text:p>
            <text:p>the Trello mobile app creadintals</text:p>
          </table:table-cell>
          <table:table-cell/>
          <table:table-cell office:value-type="string" calcext:value-type="string">
            <text:p>1.Open the trello app</text:p>
            <text:p>2.login the Trello app with the user</text:p>
            <text:p>E-mail id</text:p>
            <text:p>3.Login creadintals of trello app is sucessfully</text:p>
            <text:p>done</text:p>
          </table:table-cell>
          <table:table-cell office:value-type="string" calcext:value-type="string">
            <text:p>Launch the Terllo</text:p>
            <text:p>mobile application and check</text:p>
            <text:p>the Trello  Login creadintals is opened</text:p>
            <text:p/>
          </table:table-cell>
          <table:table-cell office:value-type="string" calcext:value-type="string">
            <text:p>Login creadintals</text:p>
            <text:p>should be present </text:p>
            <text:p>in the app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Login cradintails should be</text:p>
            <text:p>sucessfully accepted</text:p>
            <text:p/>
          </table:table-cell>
          <table:table-cell office:value-type="string" calcext:value-type="string">
            <text:p>User is able to open  login creadintals </text:p>
            <text:p>   in the Terllo app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3">
          <table:table-cell office:value-type="string" calcext:value-type="string">
            <text:p>TC_03</text:p>
          </table:table-cell>
          <table:table-cell office:value-type="string" calcext:value-type="string">
            <text:p>To check the user is able to click the </text:p>
            <text:p>Boards page</text:p>
          </table:table-cell>
          <table:table-cell/>
          <table:table-cell table:style-name="ce47" office:value-type="string" calcext:value-type="string">
            <text:p>1.Open the trello app</text:p>
            <text:p>2.Click on the Board Icon</text:p>
            <text:p>3.Trello board is opened is sucessfully  </text:p>
          </table:table-cell>
          <table:table-cell office:value-type="string" calcext:value-type="string">
            <text:p>Launch the Trello mobile application</text:p>
            <text:p>and check the Board page is opened</text:p>
          </table:table-cell>
          <table:table-cell office:value-type="string" calcext:value-type="string">
            <text:p>In Trello app</text:p>
            <text:p>Board page is opened</text:p>
            <text:p/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oard features should be </text:p>
            <text:p>open in the Trello app </text:p>
            <text:p>sucessfully</text:p>
          </table:table-cell>
          <table:table-cell office:value-type="string" calcext:value-type="string">
            <text:p>User is able to open  Trello board</text:p>
            <text:p>   in the Terllo app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 office:value-type="string" calcext:value-type="string">
            <text:p>TC_04</text:p>
          </table:table-cell>
          <table:table-cell office:value-type="string" calcext:value-type="string">
            <text:p>To check the user is able to find the</text:p>
            <text:p>To Do list in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 In user Trello Board we can find the</text:p>
            <text:p>To Do list open scuessfully</text:p>
            <text:p/>
          </table:table-cell>
          <table:table-cell office:value-type="string" calcext:value-type="string">
            <text:p>Launch the Trello mobile application</text:p>
            <text:p>and check the To Do list</text:p>
            <text:p>  in board page  is opened</text:p>
          </table:table-cell>
          <table:table-cell office:value-type="string" calcext:value-type="string">
            <text:p>In Trello app To Do</text:p>
            <text:p> is opened in Board </text:p>
            <text:p>page</text:p>
            <text:p/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o Do List should be open</text:p>
            <text:p>in the Board page sucessfully</text:p>
          </table:table-cell>
          <table:table-cell office:value-type="string" calcext:value-type="string">
            <text:p>User is able to open To  Do List in</text:p>
            <text:p>Board page sucessfully</text:p>
          </table:table-cell>
          <table:table-cell office:value-type="string" calcext:value-type="string">
            <text:p>30% test cases is</text:p>
            <text:p> exceuation</text:p>
          </table:table-cell>
          <table:table-cell office:value-type="string" calcext:value-type="string">
            <text:p>50% test cases passed</text:p>
          </table:table-cell>
          <table:table-cell office:value-type="string" calcext:value-type="string">
            <text:p>5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 office:value-type="string" calcext:value-type="string">
            <text:p>TC_05</text:p>
          </table:table-cell>
          <table:table-cell office:value-type="string" calcext:value-type="string">
            <text:p>To check the user is able to find the</text:p>
            <text:p> Doing  list in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 In user Trello Board we can find the</text:p>
            <text:p>Doing  list open scuessfully</text:p>
            <text:p/>
          </table:table-cell>
          <table:table-cell office:value-type="string" calcext:value-type="string">
            <text:p>Launch the Trello mobile application</text:p>
            <text:p>and check the  Doing list</text:p>
            <text:p>  in board page  is opened</text:p>
          </table:table-cell>
          <table:table-cell office:value-type="string" calcext:value-type="string">
            <text:p>In Trello app  Doing</text:p>
            <text:p> is opened in Board </text:p>
            <text:p>page</text:p>
            <text:p/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Doing List should be open</text:p>
            <text:p>in the Board page sucessfully</text:p>
          </table:table-cell>
          <table:table-cell office:value-type="string" calcext:value-type="string">
            <text:p>User is able to open  Doing List in</text:p>
            <text:p>Board page sucessfully</text:p>
          </table:table-cell>
          <table:table-cell office:value-type="string" calcext:value-type="string">
            <text:p>30% test cases is</text:p>
            <text:p> exceuation</text:p>
          </table:table-cell>
          <table:table-cell office:value-type="string" calcext:value-type="string">
            <text:p>50% test cases passed</text:p>
          </table:table-cell>
          <table:table-cell office:value-type="string" calcext:value-type="string">
            <text:p>5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 office:value-type="string" calcext:value-type="string">
            <text:p>TC_06</text:p>
          </table:table-cell>
          <table:table-cell office:value-type="string" calcext:value-type="string">
            <text:p>To check the user is able to find the</text:p>
            <text:p> Done list in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 In user Trello Board we can find the</text:p>
            <text:p>Done  list open scuessfully</text:p>
            <text:p/>
          </table:table-cell>
          <table:table-cell office:value-type="string" calcext:value-type="string">
            <text:p>Launch the Trello mobile application</text:p>
            <text:p>and check the  Done list</text:p>
            <text:p>  in board page  is opened</text:p>
          </table:table-cell>
          <table:table-cell office:value-type="string" calcext:value-type="string">
            <text:p>In Trello app  Done</text:p>
            <text:p> is opened in Board </text:p>
            <text:p>page</text:p>
            <text:p/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Done List should be open</text:p>
            <text:p>in the Board page sucessfully</text:p>
          </table:table-cell>
          <table:table-cell office:value-type="string" calcext:value-type="string">
            <text:p>User is able to open  DoneList in</text:p>
            <text:p>Board page sucessfully</text:p>
          </table:table-cell>
          <table:table-cell office:value-type="string" calcext:value-type="string">
            <text:p>30% test cases is</text:p>
            <text:p> exceuation</text:p>
          </table:table-cell>
          <table:table-cell office:value-type="string" calcext:value-type="string">
            <text:p>50% test cases passed</text:p>
          </table:table-cell>
          <table:table-cell office:value-type="string" calcext:value-type="string">
            <text:p>5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07</text:p>
          </table:table-cell>
          <table:table-cell office:value-type="string" calcext:value-type="string">
            <text:p>Verify user is able to click the About this</text:p>
            <text:p>board  Icon in the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Click on the About this board Icon</text:p>
            <text:p>4.About this board page is displayed</text:p>
          </table:table-cell>
          <table:table-cell office:value-type="string" calcext:value-type="string">
            <text:p>To check if the user is able to  open</text:p>
            <text:p>the About this board page</text:p>
            <text:p/>
          </table:table-cell>
          <table:table-cell office:value-type="string" calcext:value-type="string">
            <text:p>About this board page</text:p>
            <text:p>is displayed in the</text:p>
            <text:p>Trello 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bout this board page is </text:p>
            <text:p>open sucessfully</text:p>
          </table:table-cell>
          <table:table-cell office:value-type="string" calcext:value-type="string">
            <text:p>User is able to open About this board page</text:p>
            <text:p>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08</text:p>
          </table:table-cell>
          <table:table-cell office:value-type="string" calcext:value-type="string">
            <text:p>Verify user is able to click the Members </text:p>
            <text:p>  Icon in the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Click on the Members Icon</text:p>
            <text:p>4.About this Members page is displayed</text:p>
          </table:table-cell>
          <table:table-cell office:value-type="string" calcext:value-type="string">
            <text:p>To check if the user is able to  open</text:p>
            <text:p>the Members page</text:p>
            <text:p/>
          </table:table-cell>
          <table:table-cell office:value-type="string" calcext:value-type="string">
            <text:p>Members page</text:p>
            <text:p>is displayed in the</text:p>
            <text:p>Trello 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Members page is </text:p>
            <text:p>open sucessfully</text:p>
          </table:table-cell>
          <table:table-cell office:value-type="string" calcext:value-type="string">
            <text:p>User is able to open Members page</text:p>
            <text:p>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09</text:p>
          </table:table-cell>
          <table:table-cell office:value-type="string" calcext:value-type="string">
            <text:p>Verify user is able to click the Activity Icon</text:p>
            <text:p> in the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Click on the Activity Icon</text:p>
            <text:p>4.Activity page is displayed</text:p>
          </table:table-cell>
          <table:table-cell office:value-type="string" calcext:value-type="string">
            <text:p>To check if the user is able to  open</text:p>
            <text:p>the Activity page</text:p>
            <text:p/>
          </table:table-cell>
          <table:table-cell office:value-type="string" calcext:value-type="string">
            <text:p>Activity page</text:p>
            <text:p>is displayed in the</text:p>
            <text:p>Trello 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ctivity  page is </text:p>
            <text:p>open sucessfully</text:p>
          </table:table-cell>
          <table:table-cell office:value-type="string" calcext:value-type="string">
            <text:p>User is able  to open Activity page</text:p>
            <text:p>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10</text:p>
          </table:table-cell>
          <table:table-cell office:value-type="string" calcext:value-type="string">
            <text:p>Verify user is able to open the Power-Ups</text:p>
            <text:p>Page in the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Click on the Power-Ups Icon</text:p>
            <text:p>4.Power-Ups page is displayed</text:p>
          </table:table-cell>
          <table:table-cell office:value-type="string" calcext:value-type="string">
            <text:p>To check if the user is able to  open</text:p>
            <text:p>the Power-Ups page</text:p>
            <text:p/>
          </table:table-cell>
          <table:table-cell office:value-type="string" calcext:value-type="string">
            <text:p>Power-Ups page</text:p>
            <text:p>is displayed in the</text:p>
            <text:p>Trello 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Power-Ups  page is </text:p>
            <text:p>open sucessfully</text:p>
          </table:table-cell>
          <table:table-cell office:value-type="string" calcext:value-type="string">
            <text:p>User is  able to open Power-Ups page</text:p>
            <text:p>sucessfully</text:p>
          </table:table-cell>
          <table:table-cell office:value-type="string" calcext:value-type="string">
            <text:p>60% test cases is</text:p>
            <text:p> exceuation</text:p>
          </table:table-cell>
          <table:table-cell office:value-type="string" calcext:value-type="string">
            <text:p>60% test cases passed</text:p>
          </table:table-cell>
          <table:table-cell office:value-type="string" calcext:value-type="string">
            <text:p>2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11</text:p>
          </table:table-cell>
          <table:table-cell office:value-type="string" calcext:value-type="string">
            <text:p>Verify user is able to open the Archived</text:p>
            <text:p> Cards Page in the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Click on the Archived  Cards Icon</text:p>
            <text:p>4.Archived Cards page is displayed</text:p>
          </table:table-cell>
          <table:table-cell office:value-type="string" calcext:value-type="string">
            <text:p>To check if the user is able to  open</text:p>
            <text:p>the Archieved  Cards page</text:p>
            <text:p/>
          </table:table-cell>
          <table:table-cell office:value-type="string" calcext:value-type="string">
            <text:p> Archived Cards page</text:p>
            <text:p>is displayed in the</text:p>
            <text:p>Trello 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rchived Cards  page is </text:p>
            <text:p>open sucessfully</text:p>
          </table:table-cell>
          <table:table-cell office:value-type="string" calcext:value-type="string">
            <text:p>User is able  to open Archived Cards page</text:p>
            <text:p>sucessfully</text:p>
          </table:table-cell>
          <table:table-cell office:value-type="string" calcext:value-type="string">
            <text:p>30% test cases is</text:p>
            <text:p> exceuation</text:p>
          </table:table-cell>
          <table:table-cell office:value-type="string" calcext:value-type="string">
            <text:p>30% test cases passed</text:p>
          </table:table-cell>
          <table:table-cell office:value-type="string" calcext:value-type="string">
            <text:p>6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12</text:p>
          </table:table-cell>
          <table:table-cell office:value-type="string" calcext:value-type="string">
            <text:p>Verify user is able to open the Archived</text:p>
            <text:p> Lists Page in the Board page</text:p>
          </table:table-cell>
          <table:table-cell/>
          <table:table-cell office:value-type="string" calcext:value-type="string">
            <text:p>1.Open the trello app</text:p>
            <text:p>2.Click on the Board Icon</text:p>
            <text:p>3.Click on the Archived  Lists Icon</text:p>
            <text:p>4.Archived Lists page is displayed</text:p>
          </table:table-cell>
          <table:table-cell office:value-type="string" calcext:value-type="string">
            <text:p>To check if the user is able to  open</text:p>
            <text:p>the Archieved  Lists page</text:p>
            <text:p/>
          </table:table-cell>
          <table:table-cell office:value-type="string" calcext:value-type="string">
            <text:p> Archived Lists page</text:p>
            <text:p>is displayed in the</text:p>
            <text:p>Trello 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rchived Lists  page is </text:p>
            <text:p>open sucessfully</text:p>
          </table:table-cell>
          <table:table-cell office:value-type="string" calcext:value-type="string">
            <text:p>User is able  to open Archived Lists page</text:p>
            <text:p>sucessfully</text:p>
          </table:table-cell>
          <table:table-cell office:value-type="string" calcext:value-type="string">
            <text:p>30% test cases is</text:p>
            <text:p> exceuation</text:p>
          </table:table-cell>
          <table:table-cell office:value-type="string" calcext:value-type="string">
            <text:p>30% test cases passed</text:p>
          </table:table-cell>
          <table:table-cell office:value-type="string" calcext:value-type="string">
            <text:p>6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5">
          <table:table-cell office:value-type="string" calcext:value-type="string">
            <text:p>TC_13</text:p>
          </table:table-cell>
          <table:table-cell office:value-type="string" calcext:value-type="string">
            <text:p>Verify user is able to open the Board </text:p>
            <text:p>settings Features</text:p>
          </table:table-cell>
          <table:table-cell/>
          <table:table-cell office:value-type="string" calcext:value-type="string">
            <text:p>1.Open the trello app</text:p>
            <text:p>2.Click on the Board settings </text:p>
            <text:p>3.Board settings features is open sucessfully</text:p>
          </table:table-cell>
          <table:table-cell office:value-type="string" calcext:value-type="string">
            <text:p>To check if the user is able to open</text:p>
            <text:p>the Board settings features page</text:p>
          </table:table-cell>
          <table:table-cell office:value-type="string" calcext:value-type="string">
            <text:p>Board settings features</text:p>
            <text:p>is open in the Trello</text:p>
            <text:p>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oard settings page is</text:p>
            <text:p>open sucessfully</text:p>
          </table:table-cell>
          <table:table-cell office:value-type="string" calcext:value-type="string">
            <text:p>User is able to see the Board features</text:p>
            <text:p>in Board settings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14</text:p>
          </table:table-cell>
          <table:table-cell office:value-type="string" calcext:value-type="string">
            <text:p>Verify user is able to Enter  the name </text:p>
            <text:p>in the Board settings</text:p>
          </table:table-cell>
          <table:table-cell/>
          <table:table-cell office:value-type="string" calcext:value-type="string">
            <text:p>1.Open the trello app</text:p>
            <text:p>2.Click on the Board settings</text:p>
            <text:p>3.Enter the name in the Board settings </text:p>
            <text:p>sucessfully</text:p>
          </table:table-cell>
          <table:table-cell office:value-type="string" calcext:value-type="string">
            <text:p>To check  if the user is able to enter</text:p>
            <text:p>name in board settings</text:p>
          </table:table-cell>
          <table:table-cell office:value-type="string" calcext:value-type="string">
            <text:p>Name should be enter</text:p>
            <text:p>in the Terllo Board</text:p>
            <text:p>settings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ame should be enter in </text:p>
            <text:p>Board settings sucessfully</text:p>
          </table:table-cell>
          <table:table-cell table:style-name="ce50" office:value-type="string" calcext:value-type="string">
            <text:p>User is able to enter the name </text:p>
            <text:p>in Board settings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15</text:p>
          </table:table-cell>
          <table:table-cell office:value-type="string" calcext:value-type="string">
            <text:p>Verify user is able to change the </text:p>
            <text:p>Work space</text:p>
          </table:table-cell>
          <table:table-cell/>
          <table:table-cell office:value-type="string" calcext:value-type="string">
            <text:p>1.Open the trello app</text:p>
            <text:p>2.Click on the Board settings</text:p>
            <text:p>3.Change the workspaace name</text:p>
            <text:p>4.Workspace name changed sucessfully</text:p>
          </table:table-cell>
          <table:table-cell office:value-type="string" calcext:value-type="string">
            <text:p>To check the user is able to change</text:p>
            <text:p>the Work space name</text:p>
          </table:table-cell>
          <table:table-cell office:value-type="string" calcext:value-type="string">
            <text:p>Change the Workspace </text:p>
            <text:p>nam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Workspace name changes  </text:p>
            <text:p>sucessfully</text:p>
          </table:table-cell>
          <table:table-cell office:value-type="string" calcext:value-type="string">
            <text:p>User is able to change the name in the</text:p>
            <text:p>Work space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16</text:p>
          </table:table-cell>
          <table:table-cell office:value-type="string" calcext:value-type="string">
            <text:p>Verify user is able to  create the</text:p>
            <text:p>new in Edit lables Icon</text:p>
          </table:table-cell>
          <table:table-cell/>
          <table:table-cell office:value-type="string" calcext:value-type="string">
            <text:p>1.Open the trello app</text:p>
            <text:p>2.Click on the Edit Lables</text:p>
            <text:p>3.Create a new label in  the Edit lables Icon</text:p>
            <text:p>4.New Label create  sucessfully</text:p>
          </table:table-cell>
          <table:table-cell office:value-type="string" calcext:value-type="string">
            <text:p>To check the user is able to Create</text:p>
            <text:p>the  New lables</text:p>
          </table:table-cell>
          <table:table-cell office:value-type="string" calcext:value-type="string">
            <text:p>New lables should</text:p>
            <text:p>create in the Edit </text:p>
            <text:p>lables Ico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w lables created suceesfully</text:p>
            <text:p>in  Edit lables Icon</text:p>
          </table:table-cell>
          <table:table-cell office:value-type="string" calcext:value-type="string">
            <text:p>User is able to create a new lables</text:p>
            <text:p>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6">
          <table:table-cell office:value-type="string" calcext:value-type="string">
            <text:p>TC_17</text:p>
          </table:table-cell>
          <table:table-cell office:value-type="string" calcext:value-type="string">
            <text:p>Verify user is able to change the</text:p>
            <text:p>Background colour and photos</text:p>
          </table:table-cell>
          <table:table-cell/>
          <table:table-cell office:value-type="string" calcext:value-type="string">
            <text:p>1.Open the trello app</text:p>
            <text:p>2.Click on the Background Icon</text:p>
            <text:p>3.Background page is opened</text:p>
            <text:p>4.In background page select the colour and</text:p>
            <text:p>photos</text:p>
            <text:p>5.Background colour and photos is changed</text:p>
            <text:p>sucessfully</text:p>
          </table:table-cell>
          <table:table-cell office:value-type="string" calcext:value-type="string">
            <text:p>To check the user is able to change</text:p>
            <text:p>the background colour and photos</text:p>
          </table:table-cell>
          <table:table-cell office:value-type="string" calcext:value-type="string">
            <text:p>Background colour</text:p>
            <text:p>and photos is changed</text:p>
            <text:p>in background Ico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ackground colour and </text:p>
            <text:p>photos is changed sucessfully</text:p>
          </table:table-cell>
          <table:table-cell office:value-type="string" calcext:value-type="string">
            <text:p>User is able to change the Background</text:p>
            <text:p>colour and photos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7">
          <table:table-cell office:value-type="string" calcext:value-type="string">
            <text:p>TC_18</text:p>
          </table:table-cell>
          <table:table-cell office:value-type="string" calcext:value-type="string">
            <text:p>Verify user is able to change the</text:p>
            <text:p>Visibility settings</text:p>
          </table:table-cell>
          <table:table-cell/>
          <table:table-cell office:value-type="string" calcext:value-type="string">
            <text:p>1.Open the trello app</text:p>
            <text:p>2.Click on the Visibility Icon</text:p>
            <text:p>3.Visibility page is opened</text:p>
            <text:p>4. In Visibility Icon user is able to change the</text:p>
            <text:p>Visibility settings</text:p>
            <text:p>5.Visilibility changes sucessfully</text:p>
          </table:table-cell>
          <table:table-cell office:value-type="string" calcext:value-type="string">
            <text:p>To check the user is able to change</text:p>
            <text:p>the Visilibility settings</text:p>
          </table:table-cell>
          <table:table-cell office:value-type="string" calcext:value-type="string">
            <text:p>Visibility is changed</text:p>
            <text:p>in the Icon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Visibilty settings is changed</text:p>
            <text:p>sucessfully</text:p>
          </table:table-cell>
          <table:table-cell office:value-type="string" calcext:value-type="string">
            <text:p>User is able to change the Visibilty settings</text:p>
            <text:p>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7">
          <table:table-cell office:value-type="string" calcext:value-type="string">
            <text:p>TC_19</text:p>
          </table:table-cell>
          <table:table-cell office:value-type="string" calcext:value-type="string">
            <text:p>Verify user is able to change the</text:p>
            <text:p>Commenting settings</text:p>
          </table:table-cell>
          <table:table-cell/>
          <table:table-cell office:value-type="string" calcext:value-type="string">
            <text:p>1.Open the trello app</text:p>
            <text:p>2.Click on the Commenting Icon</text:p>
            <text:p>3.Commenting settings page is opened</text:p>
            <text:p>4. In Commenting Icon user is able to change</text:p>
            <text:p>the Commenting settings</text:p>
            <text:p>5.Commenting changes sucessfully</text:p>
          </table:table-cell>
          <table:table-cell office:value-type="string" calcext:value-type="string">
            <text:p>To check the user is able to change</text:p>
            <text:p>the Commeting settings</text:p>
          </table:table-cell>
          <table:table-cell office:value-type="string" calcext:value-type="string">
            <text:p>Commeting seetings is </text:p>
            <text:p>changed in the Ico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mmeting settings is changed</text:p>
            <text:p>sucessfully</text:p>
          </table:table-cell>
          <table:table-cell office:value-type="string" calcext:value-type="string">
            <text:p>User is able to change the Commeting</text:p>
            <text:p> settings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20</text:p>
          </table:table-cell>
          <table:table-cell office:value-type="string" calcext:value-type="string">
            <text:p>Verify user is able to select the Let </text:p>
            <text:p>members add others check box</text:p>
            <text:p/>
          </table:table-cell>
          <table:table-cell/>
          <table:table-cell office:value-type="string" calcext:value-type="string">
            <text:p>1.Open the trello app</text:p>
            <text:p>2.Click on the Let members add others Icon</text:p>
            <text:p>3.Let members add others check box is </text:p>
            <text:p>selected sucessfully</text:p>
          </table:table-cell>
          <table:table-cell office:value-type="string" calcext:value-type="string">
            <text:p>To check the user is able to select the</text:p>
            <text:p>Let members add others check box</text:p>
            <text:p/>
          </table:table-cell>
          <table:table-cell office:value-type="string" calcext:value-type="string">
            <text:p>Let members add</text:p>
            <text:p>others check box is</text:p>
            <text:p>select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Let members add others check</text:p>
            <text:p>box is selected sucessfully</text:p>
          </table:table-cell>
          <table:table-cell office:value-type="string" calcext:value-type="string">
            <text:p>User is able to select the Let members add</text:p>
            <text:p>others check box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string" calcext:value-type="string">
            <text:p>TC_21</text:p>
          </table:table-cell>
          <table:table-cell office:value-type="string" calcext:value-type="string">
            <text:p>Verify user is able to select the Self</text:p>
            <text:p>  join check box</text:p>
            <text:p/>
          </table:table-cell>
          <table:table-cell/>
          <table:table-cell office:value-type="string" calcext:value-type="string">
            <text:p>1.Open the trello app</text:p>
            <text:p>2.Goto the board Settings and select the Self join</text:p>
            <text:p>3. Select the Self join check box</text:p>
            <text:p>4.Self join check box selected sucessfully</text:p>
          </table:table-cell>
          <table:table-cell office:value-type="string" calcext:value-type="string">
            <text:p>To check the  user is able to select</text:p>
            <text:p>Self join check box</text:p>
          </table:table-cell>
          <table:table-cell office:value-type="string" calcext:value-type="string">
            <text:p>Self join check box </text:p>
            <text:p>is select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Self join check box is selected</text:p>
            <text:p>sucessfully</text:p>
          </table:table-cell>
          <table:table-cell office:value-type="string" calcext:value-type="string">
            <text:p>User is  able to select the Self join check</text:p>
            <text:p> box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7">
          <table:table-cell office:value-type="string" calcext:value-type="string">
            <text:p>TC_22</text:p>
          </table:table-cell>
          <table:table-cell office:value-type="string" calcext:value-type="string">
            <text:p>Verify user is able to select the Enable</text:p>
            <text:p>card cover images check box</text:p>
          </table:table-cell>
          <table:table-cell/>
          <table:table-cell office:value-type="string" calcext:value-type="string">
            <text:p>1.Open the trello app</text:p>
            <text:p>2.Goto the board Settings and select the Enable </text:p>
            <text:p>card cover images Icon</text:p>
            <text:p>3. Select the Enable card cover images check box</text:p>
            <text:p>4.Enable card cover image check box is</text:p>
            <text:p> selected sucessfully</text:p>
          </table:table-cell>
          <table:table-cell office:value-type="string" calcext:value-type="string">
            <text:p>To check the user is able to select</text:p>
            <text:p>Enable card cover images check box</text:p>
          </table:table-cell>
          <table:table-cell office:value-type="string" calcext:value-type="string">
            <text:p>Enable card cover </text:p>
            <text:p>images check box is</text:p>
            <text:p>select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nabled card cover images</text:p>
            <text:p>check box is selected</text:p>
            <text:p>sucessfully</text:p>
          </table:table-cell>
          <table:table-cell office:value-type="string" calcext:value-type="string">
            <text:p>User is  able to select the Enable card</text:p>
            <text:p>cover images check</text:p>
            <text:p> box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 office:value-type="string" calcext:value-type="string">
            <text:p>TC_23</text:p>
          </table:table-cell>
          <table:table-cell office:value-type="string" calcext:value-type="string">
            <text:p>Verify user is able to select the Avaliable</text:p>
            <text:p>offline check box</text:p>
          </table:table-cell>
          <table:table-cell/>
          <table:table-cell office:value-type="string" calcext:value-type="string">
            <text:p>1.Open the trello app</text:p>
            <text:p>2.Goto the board Settings and select the Avaliable</text:p>
            <text:p>  offline Icon</text:p>
            <text:p>3. Select the Avaliable offline check box</text:p>
            <text:p>4.Avaliable offline check box selected sucessfully</text:p>
          </table:table-cell>
          <table:table-cell office:value-type="string" calcext:value-type="string">
            <text:p>To check the user is able to select</text:p>
            <text:p>Avaliable offline check box</text:p>
          </table:table-cell>
          <table:table-cell office:value-type="string" calcext:value-type="string">
            <text:p>Avaliable offline</text:p>
            <text:p> check box is select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valiable offline</text:p>
            <text:p>check box is selected</text:p>
            <text:p>sucessfully</text:p>
          </table:table-cell>
          <table:table-cell office:value-type="string" calcext:value-type="string">
            <text:p>User is  able to select the Avaliable offline</text:p>
            <text:p> checkbox sucessfully</text:p>
          </table:table-cell>
          <table:table-cell office:value-type="string" calcext:value-type="string">
            <text:p>100% test cases is</text:p>
            <text:p> exceuation</text:p>
          </table:table-cell>
          <table:table-cell office:value-type="string" calcext:value-type="string">
            <text:p>100% test cases passed</text:p>
          </table:table-cell>
          <table:table-cell office:value-type="string" calcext:value-type="string">
            <text:p>0%of test caes pending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 office:value-type="string" calcext:value-type="string">
            <text:p>TC_24</text:p>
          </table:table-cell>
          <table:table-cell office:value-type="string" calcext:value-type="string">
            <text:p>Verify user is able to Close the board</text:p>
          </table:table-cell>
          <table:table-cell/>
          <table:table-cell office:value-type="string" calcext:value-type="string">
            <text:p>1.Open the trello app</text:p>
            <text:p>2.Goto the board Settings and select the close</text:p>
            <text:p>  the board</text:p>
            <text:p>3. Select the Closed the board</text:p>
            <text:p>4.Board is closed  sucessfully</text:p>
          </table:table-cell>
          <table:table-cell office:value-type="string" calcext:value-type="string">
            <text:p>To check the user is able to closed</text:p>
            <text:p>the board</text:p>
          </table:table-cell>
          <table:table-cell office:value-type="string" calcext:value-type="string">
            <text:p>Board settings </text:p>
            <text:p>is closed in the Trello</text:p>
            <text:p>Boar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he Board settings is closed</text:p>
            <text:p>sucessfully</text:p>
            <text:p/>
          </table:table-cell>
          <table:table-cell office:value-type="string" calcext:value-type="string">
            <text:p>User is able to closed the Board </text:p>
            <text:p>sucessfully</text:p>
          </table:table-cell>
          <table:table-cell table:style-name="Default" table:number-columns-repeated="4"/>
        </table:table-row>
      </table:table>
      <table:table table:name="Summary" table:style-name="ta2">
        <office:forms form:automatic-focus="false" form:apply-design-mode="false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20" table:default-cell-style-name="Default"/>
        <table:table-row table:style-name="ro18">
          <table:table-cell table:style-name="ce52" office:value-type="string" calcext:value-type="string">
            <text:p>S.No .</text:p>
          </table:table-cell>
          <table:table-cell table:style-name="ce52" office:value-type="string" calcext:value-type="string">
            <text:p>Test Scenarios Tested </text:p>
          </table:table-cell>
          <table:table-cell table:style-name="ce52" office:value-type="string" calcext:value-type="string">
            <text:p>Test Cases Covered </text:p>
          </table:table-cell>
          <table:table-cell table:style-name="ce52" office:value-type="string" calcext:value-type="string">
            <text:p>Summary </text:p>
          </table:table-cell>
          <table:table-cell table:style-name="ce67" table:number-columns-repeated="22"/>
          <table:table-cell table:number-columns-repeated="998"/>
        </table:table-row>
        <table:table-row table:style-name="ro2"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 table:number-columns-spanned="1" table:number-rows-spanned="6">
            <text:p>Add to card options </text:p>
          </table:table-cell>
          <table:table-cell table:style-name="ce55" office:value-type="string" calcext:value-type="string">
            <text:p>Funcitionality of lables </text:p>
          </table:table-cell>
          <table:table-cell table:style-name="ce55" office:value-type="string" calcext:value-type="string">
            <text:p>Cannot add custom colors. </text:p>
            <text:p>We can give diffrent lables to colors . </text:p>
            <text:p>It can be used by searching for colors using lables. </text:p>
          </table:table-cell>
          <table:table-cell table:number-columns-repeated="1020"/>
        </table:table-row>
        <table:table-row table:style-name="ro2">
          <table:covered-table-cell table:number-columns-repeated="2" table:style-name="ce7"/>
          <table:table-cell table:style-name="ce56" office:value-type="string" calcext:value-type="string">
            <text:p>Funcitionality of lables </text:p>
          </table:table-cell>
          <table:table-cell table:style-name="ce56" office:value-type="string" calcext:value-type="string">
            <text:p>The functionality of members is working fine. </text:p>
            <text:p>can able to search for thr mrmbers who are adaded.</text:p>
            <text:p>Searching for new name gives the message 'the person is not memberate, enter the edmail address to add 'to card ' or 'board'</text:p>
          </table:table-cell>
          <table:table-cell table:number-columns-repeated="1020"/>
        </table:table-row>
        <table:table-row table:style-name="ro18">
          <table:covered-table-cell table:number-columns-repeated="2" table:style-name="ce7"/>
          <table:table-cell table:style-name="ce56" office:value-type="string" calcext:value-type="string">
            <text:p>Funcitionality of Dates </text:p>
          </table:table-cell>
          <table:table-cell table:style-name="ce56" office:value-type="string" calcext:value-type="string">
            <text:p>We can timeline to the card with start date and due date, can also remove the timeline.</text:p>
          </table:table-cell>
          <table:table-cell table:number-columns-repeated="1020"/>
        </table:table-row>
        <table:table-row table:style-name="ro18">
          <table:covered-table-cell table:number-columns-repeated="2" table:style-name="ce7"/>
          <table:table-cell table:style-name="ce56" office:value-type="string" calcext:value-type="string">
            <text:p>Functionality of Checklist</text:p>
          </table:table-cell>
          <table:table-cell table:style-name="ce56" office:value-type="string" calcext:value-type="string">
            <text:p>We can add items to the checklist , delete them, can change the duedate of the list, hide the checklist items etc</text:p>
          </table:table-cell>
          <table:table-cell table:number-columns-repeated="1020"/>
        </table:table-row>
        <table:table-row table:style-name="ro18">
          <table:covered-table-cell table:number-columns-repeated="2" table:style-name="ce7"/>
          <table:table-cell table:style-name="ce56" office:value-type="string" calcext:value-type="string">
            <text:p>Functionality of Cover </text:p>
          </table:table-cell>
          <table:table-cell table:style-name="ce56" office:value-type="string" calcext:value-type="string">
            <text:p>We can change , size and cover image to the card.</text:p>
          </table:table-cell>
          <table:table-cell table:number-columns-repeated="1020"/>
        </table:table-row>
        <table:table-row table:style-name="ro3">
          <table:covered-table-cell table:number-columns-repeated="2" table:style-name="ce7"/>
          <table:table-cell table:style-name="ce56" office:value-type="string" calcext:value-type="string">
            <text:p>Functionality of attack</text:p>
          </table:table-cell>
          <table:table-cell table:style-name="ce56" office:value-type="string" calcext:value-type="string">
            <text:p>We can attach files from computer ,trelo,google drive,dropbox,box,onedrive etc.</text:p>
            <text:p>We can also attach links</text:p>
            <text:p>We can also drag and drop files and links to cards to upload them</text:p>
            <text:p>We can also comment,delete and edit the files.</text:p>
          </table:table-cell>
          <table:table-cell table:number-columns-repeated="1020"/>
        </table:table-row>
        <table:table-row table:style-name="ro19"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53" office:value-type="string" calcext:value-type="string" table:number-columns-spanned="1" table:number-rows-spanned="4">
            <text:p>List actions</text:p>
          </table:table-cell>
          <table:table-cell table:style-name="ce55" office:value-type="string" calcext:value-type="string">
            <text:p>Functionality of add cart</text:p>
          </table:table-cell>
          <table:table-cell table:style-name="ce55" office:value-type="string" calcext:value-type="string">
            <text:p>New cart can be add</text:p>
            <text:p>We can also edit,copy and move cards</text:p>
          </table:table-cell>
          <table:table-cell table:number-columns-repeated="1020"/>
        </table:table-row>
        <table:table-row table:style-name="ro18">
          <table:covered-table-cell table:number-columns-repeated="2" table:style-name="ce7"/>
          <table:table-cell table:style-name="ce56" office:value-type="string" calcext:value-type="string">
            <text:p>Functionality of move list</text:p>
          </table:table-cell>
          <table:table-cell table:style-name="ce56" office:value-type="string" calcext:value-type="string">
            <text:p>We can move the cards from one list to other list in the same board and also in other board.</text:p>
          </table:table-cell>
          <table:table-cell table:number-columns-repeated="1020"/>
        </table:table-row>
        <table:table-row table:style-name="ro18">
          <table:covered-table-cell table:number-columns-repeated="2" table:style-name="ce7"/>
          <table:table-cell table:style-name="ce56" office:value-type="string" calcext:value-type="string">
            <text:p>Functionality of copy list</text:p>
          </table:table-cell>
          <table:table-cell table:style-name="ce56" office:value-type="string" calcext:value-type="string">
            <text:p>The card can be copied from one list to another,one board to another and also change the position of cards.</text:p>
          </table:table-cell>
          <table:table-cell table:number-columns-repeated="1020"/>
        </table:table-row>
        <table:table-row table:style-name="ro18">
          <table:covered-table-cell table:number-columns-repeated="2" table:style-name="ce54"/>
          <table:table-cell table:style-name="ce57" office:value-type="string" calcext:value-type="string">
            <text:p>Functionality of watch</text:p>
          </table:table-cell>
          <table:table-cell table:style-name="ce57" office:value-type="string" calcext:value-type="string">
            <text:p>We should be able to see the watch symbol(eye symbol) in the board</text:p>
          </table:table-cell>
          <table:table-cell table:number-columns-repeated="1020"/>
        </table:table-row>
        <table:table-row table:style-name="ro19">
          <table:table-cell table:style-name="ce55" office:value-type="float" office:value="3" calcext:value-type="float">
            <text:p>3</text:p>
          </table:table-cell>
          <table:table-cell table:style-name="ce58" office:value-type="string" calcext:value-type="string">
            <text:p>Board Settings</text:p>
          </table:table-cell>
          <table:table-cell table:style-name="ce61" office:value-type="string" calcext:value-type="string">
            <text:p>Functionality of workspace</text:p>
          </table:table-cell>
          <table:table-cell table:style-name="ce65" office:value-type="string" calcext:value-type="string">
            <text:p>User can able to change the workspace within given permission</text:p>
            <text:p>Limit</text:p>
          </table:table-cell>
          <table:table-cell table:number-columns-repeated="1020"/>
        </table:table-row>
        <table:table-row table:style-name="ro19">
          <table:table-cell table:style-name="ce56"/>
          <table:table-cell table:style-name="ce59"/>
          <table:table-cell table:style-name="ce62" office:value-type="string" calcext:value-type="string">
            <text:p>Functionality of available offline</text:p>
          </table:table-cell>
          <table:table-cell table:style-name="ce65" office:value-type="string" calcext:value-type="string">
            <text:p>Board content will Synchronizing for offline viewing.</text:p>
            <text:p>card attachments will not be available</text:p>
          </table:table-cell>
          <table:table-cell table:number-columns-repeated="1020"/>
        </table:table-row>
        <table:table-row table:style-name="ro18">
          <table:table-cell table:style-name="ce56"/>
          <table:table-cell table:style-name="ce59"/>
          <table:table-cell table:style-name="ce62" office:value-type="string" calcext:value-type="string">
            <text:p>Functionality of Background</text:p>
          </table:table-cell>
          <table:table-cell table:style-name="ce65" office:value-type="string" calcext:value-type="string">
            <text:p>User should able to change background colour and photo</text:p>
          </table:table-cell>
          <table:table-cell table:number-columns-repeated="1020"/>
        </table:table-row>
        <table:table-row table:style-name="ro18">
          <table:table-cell table:style-name="ce56"/>
          <table:table-cell table:style-name="ce59"/>
          <table:table-cell table:style-name="ce62" office:value-type="string" calcext:value-type="string">
            <text:p>Functionality of labels</text:p>
          </table:table-cell>
          <table:table-cell table:style-name="ce65" office:value-type="string" calcext:value-type="string">
            <text:p>Label should be changed and display correctly</text:p>
          </table:table-cell>
          <table:table-cell table:number-columns-repeated="1020"/>
        </table:table-row>
        <table:table-row table:style-name="ro19">
          <table:table-cell table:style-name="ce56"/>
          <table:table-cell table:style-name="ce59"/>
          <table:table-cell table:style-name="ce62" office:value-type="string" calcext:value-type="string">
            <text:p>Functionality of Name</text:p>
          </table:table-cell>
          <table:table-cell table:style-name="ce65" office:value-type="string" calcext:value-type="string">
            <text:p>Name of the board can be changed, delete and same name can be </text:p>
            <text:p>Given to the other board also.</text:p>
          </table:table-cell>
          <table:table-cell table:number-columns-repeated="1020"/>
        </table:table-row>
        <table:table-row table:style-name="ro2">
          <table:table-cell table:style-name="ce56"/>
          <table:table-cell table:style-name="ce59"/>
          <table:table-cell table:style-name="ce62" office:value-type="string" calcext:value-type="string">
            <text:p>Functionality of Visibility</text:p>
          </table:table-cell>
          <table:table-cell table:style-name="ce65" office:value-type="string" calcext:value-type="string">
            <text:p>When board is private only those users add to board can view </text:p>
            <text:p>and edit it. A public board can be visible to any one but </text:p>
            <text:p>only those users can edit who added as member to that board</text:p>
          </table:table-cell>
          <table:table-cell table:number-columns-repeated="1020"/>
        </table:table-row>
        <table:table-row table:style-name="ro19">
          <table:table-cell table:style-name="ce56"/>
          <table:table-cell table:style-name="ce59"/>
          <table:table-cell table:style-name="ce62" office:value-type="string" calcext:value-type="string">
            <text:p>Functionality of self join</text:p>
          </table:table-cell>
          <table:table-cell table:style-name="ce65" office:value-type="string" calcext:value-type="string">
            <text:p>any member of workspace is allowed to join the board </text:p>
            <text:p>Without being added to it</text:p>
          </table:table-cell>
          <table:table-cell table:number-columns-repeated="1020"/>
        </table:table-row>
        <table:table-row table:style-name="ro2">
          <table:table-cell table:style-name="ce56"/>
          <table:table-cell table:style-name="ce59"/>
          <table:table-cell table:style-name="ce62" office:value-type="string" calcext:value-type="string">
            <text:p>Functionality of commenting</text:p>
          </table:table-cell>
          <table:table-cell table:style-name="ce65" office:value-type="string" calcext:value-type="string">
            <text:p>When board is disabled,no one is allowed to comment.when board</text:p>
            <text:p>Is workspace members,allow admins members and </text:p>
            <text:p>Workspace members to comment</text:p>
          </table:table-cell>
          <table:table-cell table:number-columns-repeated="1020"/>
        </table:table-row>
        <table:table-row table:style-name="ro19">
          <table:table-cell table:style-name="ce56"/>
          <table:table-cell table:style-name="ce59"/>
          <table:table-cell table:style-name="ce62" office:value-type="string" calcext:value-type="string">
            <text:p>Functionality of let member add others</text:p>
          </table:table-cell>
          <table:table-cell table:style-name="ce65" office:value-type="string" calcext:value-type="string">
            <text:p>if enable means, to allow board members to add others to the</text:p>
            <text:p>Board</text:p>
          </table:table-cell>
          <table:table-cell table:number-columns-repeated="1020"/>
        </table:table-row>
        <table:table-row table:style-name="ro18">
          <table:table-cell table:style-name="ce56"/>
          <table:table-cell table:style-name="ce59"/>
          <table:table-cell table:style-name="ce62" office:value-type="string" calcext:value-type="string">
            <text:p>Functionality of Enable card cover images</text:p>
          </table:table-cell>
          <table:table-cell table:style-name="ce65" office:value-type="string" calcext:value-type="string">
            <text:p>It will show images on front of cards.if disable it will not show</text:p>
          </table:table-cell>
          <table:table-cell table:number-columns-repeated="1020"/>
        </table:table-row>
        <table:table-row table:style-name="ro19">
          <table:table-cell table:style-name="ce57"/>
          <table:table-cell table:style-name="ce60"/>
          <table:table-cell table:style-name="ce63" office:value-type="string" calcext:value-type="string">
            <text:p>Functionality of close board</text:p>
          </table:table-cell>
          <table:table-cell table:style-name="ce66" office:value-type="string" calcext:value-type="string">
            <text:p>If we don’t tap on reopen the closed board will open or else</text:p>
            <text:p> the board will get permenantly deleted</text:p>
          </table:table-cell>
          <table:table-cell table:number-columns-repeated="1020"/>
        </table:table-row>
        <table:table-row table:style-name="ro20" table:number-rows-repeated="977">
          <table:table-cell table:style-name="ce34" table:number-columns-repeated="2"/>
          <table:table-cell table:style-name="ce64"/>
          <table:table-cell table:style-name="ce34"/>
          <table:table-cell table:number-columns-repeated="1020"/>
        </table:table-row>
        <table:table-row table:style-name="ro9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2T23:22:15.790887432</dc:date>
    <meta:editing-duration>PT10M39S</meta:editing-duration>
    <meta:editing-cycles>5</meta:editing-cycles>
    <meta:generator>LibreOffice/6.4.7.2$Linux_X86_64 LibreOffice_project/40$Build-2</meta:generator>
    <meta:document-statistic meta:table-count="4" meta:cell-count="1150" meta:object-count="0"/>
  </office:meta>
</office:document-meta>
</file>